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00000000F11C0066726A98B6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LiberationSerif1" svg:font-family="LiberationSerif" style:font-family-generic="roman"/>
    <style:font-face style:name="Liberationserif" svg:font-family="Liberationserif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DejaVusansmono" svg:font-family="DejaVusans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DejaVuSansMono-Oblique" svg:font-family="DejaVuSansMono-Oblique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Italic" svg:font-family="LiberationSerif-Italic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0e2530" officeooo:paragraph-rsid="000e2530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start" style:justify-single-word="false"/>
      <style:text-properties officeooo:paragraph-rsid="000e2530"/>
    </style:style>
    <style:style style:name="P5" style:family="paragraph" style:parent-style-name="Standard">
      <style:paragraph-properties fo:text-align="start" style:justify-single-word="false"/>
      <style:text-properties officeooo:paragraph-rsid="0010754e"/>
    </style:style>
    <style:style style:name="P6" style:family="paragraph" style:parent-style-name="Standard">
      <style:paragraph-properties fo:text-align="start" style:justify-single-word="false"/>
      <style:text-properties officeooo:paragraph-rsid="001120aa"/>
    </style:style>
    <style:style style:name="P7" style:family="paragraph" style:parent-style-name="Standard">
      <style:paragraph-properties fo:text-align="start" style:justify-single-word="false"/>
      <style:text-properties officeooo:paragraph-rsid="0012f9b9"/>
    </style:style>
    <style:style style:name="P8" style:family="paragraph" style:parent-style-name="Standard">
      <style:paragraph-properties fo:text-align="start" style:justify-single-word="false"/>
      <style:text-properties officeooo:paragraph-rsid="00135003"/>
    </style:style>
    <style:style style:name="P9" style:family="paragraph" style:parent-style-name="Standard">
      <style:paragraph-properties fo:text-align="start" style:justify-single-word="false"/>
      <style:text-properties officeooo:paragraph-rsid="0014edb5"/>
    </style:style>
    <style:style style:name="P10" style:family="paragraph" style:parent-style-name="Standard">
      <style:paragraph-properties fo:text-align="start" style:justify-single-word="false"/>
      <style:text-properties officeooo:paragraph-rsid="00164c2f"/>
    </style:style>
    <style:style style:name="P11" style:family="paragraph" style:parent-style-name="Standard">
      <style:paragraph-properties fo:text-align="start" style:justify-single-word="false"/>
      <style:text-properties officeooo:paragraph-rsid="0018a951"/>
    </style:style>
    <style:style style:name="P12" style:family="paragraph" style:parent-style-name="Standard">
      <style:paragraph-properties fo:text-align="start" style:justify-single-word="false"/>
      <style:text-properties officeooo:paragraph-rsid="0018f927"/>
    </style:style>
    <style:style style:name="P13" style:family="paragraph" style:parent-style-name="Standard">
      <style:paragraph-properties fo:text-align="start" style:justify-single-word="false"/>
      <style:text-properties officeooo:paragraph-rsid="001c29b9"/>
    </style:style>
    <style:style style:name="P14" style:family="paragraph" style:parent-style-name="Standard">
      <style:paragraph-properties fo:text-align="start" style:justify-single-word="false"/>
      <style:text-properties officeooo:paragraph-rsid="0021c55e"/>
    </style:style>
    <style:style style:name="P15" style:family="paragraph" style:parent-style-name="Standard">
      <style:paragraph-properties fo:text-align="start" style:justify-single-word="false"/>
      <style:text-properties officeooo:paragraph-rsid="00239a58"/>
    </style:style>
    <style:style style:name="P16" style:family="paragraph" style:parent-style-name="Standard">
      <style:paragraph-properties fo:text-align="start" style:justify-single-word="false"/>
      <style:text-properties officeooo:paragraph-rsid="0023df08"/>
    </style:style>
    <style:style style:name="P17" style:family="paragraph" style:parent-style-name="Standard">
      <style:paragraph-properties fo:text-align="start" style:justify-single-word="false"/>
      <style:text-properties officeooo:paragraph-rsid="00262fd3"/>
    </style:style>
    <style:style style:name="P18" style:family="paragraph" style:parent-style-name="Standard">
      <style:paragraph-properties fo:text-align="start" style:justify-single-word="false"/>
      <style:text-properties officeooo:paragraph-rsid="002b9e6f"/>
    </style:style>
    <style:style style:name="P19" style:family="paragraph" style:parent-style-name="Standard">
      <style:paragraph-properties fo:text-align="start" style:justify-single-word="false"/>
      <style:text-properties officeooo:paragraph-rsid="002d6309"/>
    </style:style>
    <style:style style:name="P20" style:family="paragraph" style:parent-style-name="Standard">
      <style:paragraph-properties fo:text-align="start" style:justify-single-word="false"/>
      <style:text-properties officeooo:paragraph-rsid="003834e0"/>
    </style:style>
    <style:style style:name="P21" style:family="paragraph" style:parent-style-name="Standard">
      <style:paragraph-properties fo:text-align="start" style:justify-single-word="false"/>
      <style:text-properties officeooo:paragraph-rsid="004ab475"/>
    </style:style>
    <style:style style:name="P22" style:family="paragraph" style:parent-style-name="Standard">
      <style:text-properties style:font-name="LiberationSans-Bold" fo:font-size="16pt" fo:font-weight="bold" style:font-size-asian="16pt" style:font-weight-asian="bold"/>
    </style:style>
    <style:style style:name="P23" style:family="paragraph" style:parent-style-name="Standard">
      <style:paragraph-properties fo:text-align="start" style:justify-single-word="false"/>
      <style:text-properties style:font-name="LiberationSans-Bold" fo:font-size="16pt" fo:font-weight="bold" style:font-size-asian="16pt" style:font-weight-asian="bold"/>
    </style:style>
    <style:style style:name="P24" style:family="paragraph" style:parent-style-name="Standard">
      <style:paragraph-properties fo:text-align="start" style:justify-single-word="false"/>
      <style:text-properties style:font-name="LiberationSans-BoldItalic" fo:font-size="12pt" fo:font-style="italic" fo:font-weight="bold" style:font-size-asian="12pt" style:font-style-asian="italic" style:font-weight-asian="bold"/>
    </style:style>
    <style:style style:name="P25" style:family="paragraph" style:parent-style-name="Standard">
      <style:paragraph-properties fo:text-align="start" style:justify-single-word="false"/>
      <style:text-properties style:font-name="LiberationSerif" fo:font-size="10pt" style:font-size-asian="10pt"/>
    </style:style>
    <style:style style:name="P26" style:family="paragraph" style:parent-style-name="Standard">
      <style:paragraph-properties fo:text-align="start" style:justify-single-word="false"/>
      <style:text-properties style:font-name="LiberationSerif" fo:font-size="10pt" officeooo:paragraph-rsid="000e2530" style:font-size-asian="10pt"/>
    </style:style>
    <style:style style:name="P27" style:family="paragraph" style:parent-style-name="Standard">
      <style:paragraph-properties fo:text-align="start" style:justify-single-word="false"/>
      <style:text-properties style:font-name="LiberationSerif" fo:font-size="13pt" style:font-size-asian="13pt"/>
    </style:style>
    <style:style style:name="P28" style:family="paragraph" style:parent-style-name="Standard">
      <style:paragraph-properties fo:text-align="start" style:justify-single-word="false"/>
      <style:text-properties style:font-name="LiberationSerif" fo:font-size="13pt" officeooo:paragraph-rsid="0010754e" style:font-size-asian="13pt"/>
    </style:style>
    <style:style style:name="P29" style:family="paragraph" style:parent-style-name="Standard">
      <style:paragraph-properties fo:text-align="start" style:justify-single-word="false"/>
      <style:text-properties style:font-name="LiberationSerif" fo:font-size="13pt" officeooo:paragraph-rsid="0012f9b9" style:font-size-asian="13pt"/>
    </style:style>
    <style:style style:name="P30" style:family="paragraph" style:parent-style-name="Standard">
      <style:paragraph-properties fo:text-align="start" style:justify-single-word="false"/>
      <style:text-properties style:font-name="LiberationSerif" fo:font-size="13pt" officeooo:paragraph-rsid="00135003" style:font-size-asian="13pt"/>
    </style:style>
    <style:style style:name="P31" style:family="paragraph" style:parent-style-name="Standard">
      <style:paragraph-properties fo:text-align="start" style:justify-single-word="false"/>
      <style:text-properties style:font-name="LiberationSerif" fo:font-size="13pt" officeooo:paragraph-rsid="00164c2f" style:font-size-asian="13pt"/>
    </style:style>
    <style:style style:name="P32" style:family="paragraph" style:parent-style-name="Standard">
      <style:paragraph-properties fo:text-align="start" style:justify-single-word="false"/>
      <style:text-properties style:font-name="LiberationSerif" fo:font-size="13pt" officeooo:paragraph-rsid="00447c5f" style:font-size-asian="13pt"/>
    </style:style>
    <style:style style:name="P33" style:family="paragraph" style:parent-style-name="Standard">
      <style:paragraph-properties fo:text-align="start" style:justify-single-word="false"/>
      <style:text-properties style:font-name="LiberationSerif" fo:font-size="13pt" officeooo:paragraph-rsid="0018a951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style:font-name="LiberationSerif" fo:font-size="11pt" officeooo:paragraph-rsid="0018a951" style:font-size-asian="11pt"/>
    </style:style>
    <style:style style:name="P35" style:family="paragraph" style:parent-style-name="Standard">
      <style:paragraph-properties fo:text-align="start" style:justify-single-word="false"/>
      <style:text-properties style:font-name="LiberationSerif" fo:font-size="12pt" style:font-size-asian="12pt"/>
    </style:style>
    <style:style style:name="P36" style:family="paragraph" style:parent-style-name="Standard">
      <style:paragraph-properties fo:text-align="start" style:justify-single-word="false"/>
      <style:text-properties style:font-name="LiberationSerif" fo:font-size="12pt" officeooo:paragraph-rsid="00262fd3" style:font-size-asian="12pt"/>
    </style:style>
    <style:style style:name="P37" style:family="paragraph" style:parent-style-name="Standard">
      <style:paragraph-properties fo:text-align="start" style:justify-single-word="false"/>
      <style:text-properties style:font-name="LiberationSerif" fo:font-size="12pt" officeooo:rsid="001c29b9" officeooo:paragraph-rsid="001c29b9" style:font-size-asian="12pt"/>
    </style:style>
    <style:style style:name="P38" style:family="paragraph" style:parent-style-name="Standard">
      <style:paragraph-properties fo:text-align="start" style:justify-single-word="false"/>
      <style:text-properties style:font-name="LiberationSerif" fo:font-size="12pt" style:text-underline-style="solid" style:text-underline-width="auto" style:text-underline-color="font-color" style:font-size-asian="12pt"/>
    </style:style>
    <style:style style:name="P39" style:family="paragraph" style:parent-style-name="Standard">
      <style:paragraph-properties fo:text-align="start" style:justify-single-word="false"/>
      <style:text-properties style:font-name="DejaVuSansMono" fo:font-size="8pt" officeooo:paragraph-rsid="000e2530" style:font-size-asian="8pt"/>
    </style:style>
    <style:style style:name="P40" style:family="paragraph" style:parent-style-name="Standard">
      <style:paragraph-properties fo:text-align="start" style:justify-single-word="false"/>
      <style:text-properties style:font-name="DejaVuSansMono" fo:font-size="13pt" style:font-size-asian="13pt"/>
    </style:style>
    <style:style style:name="P41" style:family="paragraph" style:parent-style-name="Standard">
      <style:paragraph-properties fo:text-align="start" style:justify-single-word="false"/>
      <style:text-properties style:font-name="DejaVuSansMono" fo:font-size="13pt" officeooo:paragraph-rsid="0018a951" style:font-size-asian="13pt"/>
    </style:style>
    <style:style style:name="P42" style:family="paragraph" style:parent-style-name="Standard">
      <style:paragraph-properties fo:text-align="start" style:justify-single-word="false"/>
      <style:text-properties style:font-name="DejaVuSansMono" fo:font-size="12pt" style:font-size-asian="12pt"/>
    </style:style>
    <style:style style:name="P43" style:family="paragraph" style:parent-style-name="Standard">
      <style:paragraph-properties fo:text-align="start" style:justify-single-word="false"/>
      <style:text-properties style:font-name="DejaVuSansMono" fo:font-size="12pt" officeooo:paragraph-rsid="0018a951" style:font-size-asian="12pt"/>
    </style:style>
    <style:style style:name="P44" style:family="paragraph" style:parent-style-name="Standard">
      <style:paragraph-properties fo:text-align="start" style:justify-single-word="false"/>
      <style:text-properties style:font-name="DejaVuSansMono" fo:font-size="10pt" style:font-size-asian="10pt" style:font-size-complex="10pt"/>
    </style:style>
    <style:style style:name="P45" style:family="paragraph" style:parent-style-name="Standard">
      <style:paragraph-properties fo:text-align="start" style:justify-single-word="false"/>
      <style:text-properties style:font-name="DejaVuSansMono" fo:font-size="11pt" style:font-size-asian="11pt"/>
    </style:style>
    <style:style style:name="P46" style:family="paragraph" style:parent-style-name="Standard">
      <style:paragraph-properties fo:text-align="start" style:justify-single-word="false"/>
      <style:text-properties style:font-name="DejaVuSansMono-Bold" fo:font-size="13pt" fo:font-weight="bold" style:font-size-asian="13pt" style:font-weight-asian="bold"/>
    </style:style>
    <style:style style:name="P47" style:family="paragraph" style:parent-style-name="Standard">
      <style:paragraph-properties fo:text-align="start" style:justify-single-word="false"/>
      <style:text-properties style:font-name="Liberationserif" fo:font-size="12pt" style:font-size-asian="12pt" style:font-size-complex="12pt"/>
    </style:style>
    <style:style style:name="P48" style:family="paragraph" style:parent-style-name="Standard">
      <style:paragraph-properties fo:text-align="start" style:justify-single-word="false"/>
      <style:text-properties style:font-name="LiberationSerif-Bold" fo:font-size="13pt" fo:font-weight="bold" style:font-size-asian="13pt" style:font-weight-asian="bold"/>
    </style:style>
    <style:style style:name="P49" style:family="paragraph" style:parent-style-name="Standard">
      <style:paragraph-properties fo:text-align="start" style:justify-single-word="false"/>
      <style:text-properties style:font-name="LiberationSerif-Bold" fo:font-size="12pt" fo:font-weight="bold" style:font-size-asian="12pt" style:font-weight-asian="bold"/>
    </style:style>
    <style:style style:name="P50" style:family="paragraph" style:parent-style-name="Standard">
      <style:paragraph-properties fo:text-align="start" style:justify-single-word="false"/>
      <style:text-properties style:font-name="LiberationSerif-Italic" fo:font-size="13pt" fo:font-style="italic" style:font-size-asian="13pt" style:font-style-asian="italic"/>
    </style:style>
    <style:style style:name="P51" style:family="paragraph" style:parent-style-name="Standard">
      <style:text-properties officeooo:rsid="003b507e" officeooo:paragraph-rsid="003b507e"/>
    </style:style>
    <style:style style:name="P52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53" style:family="paragraph" style:parent-style-name="Standard">
      <style:paragraph-properties fo:text-align="start" style:justify-single-word="false"/>
      <style:text-properties fo:font-size="13pt" officeooo:paragraph-rsid="0018a951" style:font-size-asian="13pt" style:font-size-complex="13pt"/>
    </style:style>
    <style:style style:name="P54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55" style:family="paragraph" style:parent-style-name="_5f_ensTP_5f__5f_Code">
      <style:text-properties officeooo:paragraph-rsid="001eef2a"/>
    </style:style>
    <style:style style:name="P56" style:family="paragraph" style:parent-style-name="Standard" style:list-style-name="L1">
      <style:paragraph-properties fo:text-align="start" style:justify-single-word="false"/>
    </style:style>
    <style:style style:name="P57" style:family="paragraph" style:parent-style-name="Standard" style:list-style-name="L2">
      <style:paragraph-properties fo:text-align="start" style:justify-single-word="false"/>
    </style:style>
    <style:style style:name="P58" style:family="paragraph" style:parent-style-name="Standard" style:list-style-name="L3">
      <style:paragraph-properties fo:text-align="start" style:justify-single-word="false"/>
    </style:style>
    <style:style style:name="P59" style:family="paragraph" style:parent-style-name="Standard" style:list-style-name="L4">
      <style:paragraph-properties fo:text-align="start" style:justify-single-word="false"/>
    </style:style>
    <style:style style:name="P60" style:family="paragraph" style:parent-style-name="Text_20_body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style:font-name="DejaVuSansMono"/>
    </style:style>
    <style:style style:name="T2" style:family="text">
      <style:text-properties style:font-name="DejaVuSansMono" fo:font-size="12pt" style:font-size-asian="12pt"/>
    </style:style>
    <style:style style:name="T3" style:family="text">
      <style:text-properties style:font-name="DejaVuSansMono" fo:font-size="12pt" officeooo:rsid="000e2530" style:font-size-asian="12pt"/>
    </style:style>
    <style:style style:name="T4" style:family="text">
      <style:text-properties style:font-name="DejaVuSansMono" fo:font-size="12pt" officeooo:rsid="001c29b9" style:font-size-asian="12pt"/>
    </style:style>
    <style:style style:name="T5" style:family="text">
      <style:text-properties style:font-name="DejaVuSansMono" fo:font-size="12pt" officeooo:rsid="0024ce37" style:font-size-asian="12pt"/>
    </style:style>
    <style:style style:name="T6" style:family="text">
      <style:text-properties style:font-name="DejaVuSansMono" fo:font-size="10pt" style:font-size-asian="10pt"/>
    </style:style>
    <style:style style:name="T7" style:family="text">
      <style:text-properties style:font-name="DejaVuSansMono" fo:font-size="10pt" officeooo:rsid="000e2530" style:font-size-asian="10pt"/>
    </style:style>
    <style:style style:name="T8" style:family="text">
      <style:text-properties style:font-name="DejaVuSansMono" fo:font-size="10pt" style:font-size-asian="10pt" style:font-size-complex="10pt"/>
    </style:style>
    <style:style style:name="T9" style:family="text">
      <style:text-properties style:font-name="DejaVuSansMono" fo:font-size="13pt" style:font-size-asian="13pt"/>
    </style:style>
    <style:style style:name="T10" style:family="text">
      <style:text-properties style:font-name="DejaVuSansMono" fo:font-size="13pt" officeooo:rsid="0010754e" style:font-size-asian="13pt"/>
    </style:style>
    <style:style style:name="T11" style:family="text">
      <style:text-properties style:font-name="DejaVuSansMono" fo:font-size="13pt" officeooo:rsid="001120aa" style:font-size-asian="13pt"/>
    </style:style>
    <style:style style:name="T12" style:family="text">
      <style:text-properties style:font-name="DejaVuSansMono" fo:font-size="13pt" officeooo:rsid="00164c2f" style:font-size-asian="13pt"/>
    </style:style>
    <style:style style:name="T13" style:family="text">
      <style:text-properties style:font-name="DejaVuSansMono" fo:font-size="13pt" officeooo:rsid="00239a58" style:font-size-asian="13pt"/>
    </style:style>
    <style:style style:name="T14" style:family="text">
      <style:text-properties style:font-name="DejaVuSansMono" fo:font-size="13pt" officeooo:rsid="0030fc82" style:font-size-asian="13pt"/>
    </style:style>
    <style:style style:name="T15" style:family="text">
      <style:text-properties style:font-name="DejaVuSansMono" fo:font-size="13pt" fo:font-style="normal" officeooo:rsid="0021c55e" style:font-size-asian="13pt" style:font-style-asian="normal" style:font-style-complex="normal"/>
    </style:style>
    <style:style style:name="T16" style:family="text">
      <style:text-properties style:font-name="DejaVuSansMono" fo:font-size="11pt" style:font-size-asian="11pt"/>
    </style:style>
    <style:style style:name="T17" style:family="text">
      <style:text-properties style:font-name="LiberationSerif"/>
    </style:style>
    <style:style style:name="T18" style:family="text">
      <style:text-properties style:font-name="LiberationSerif" fo:font-size="12pt" style:font-size-asian="12pt"/>
    </style:style>
    <style:style style:name="T19" style:family="text">
      <style:text-properties style:font-name="LiberationSerif" fo:font-size="12pt" officeooo:rsid="000e2530" style:font-size-asian="12pt"/>
    </style:style>
    <style:style style:name="T20" style:family="text">
      <style:text-properties style:font-name="LiberationSerif" fo:font-size="12pt" officeooo:rsid="000f6228" style:font-size-asian="12pt"/>
    </style:style>
    <style:style style:name="T21" style:family="text">
      <style:text-properties style:font-name="LiberationSerif" fo:font-size="12pt" officeooo:rsid="0018f927" style:font-size-asian="12pt"/>
    </style:style>
    <style:style style:name="T22" style:family="text">
      <style:text-properties style:font-name="LiberationSerif" fo:font-size="12pt" officeooo:rsid="001c29b9" style:font-size-asian="12pt"/>
    </style:style>
    <style:style style:name="T23" style:family="text">
      <style:text-properties style:font-name="LiberationSerif" fo:font-size="12pt" officeooo:rsid="0024ce37" style:font-size-asian="12pt"/>
    </style:style>
    <style:style style:name="T24" style:family="text">
      <style:text-properties style:font-name="LiberationSerif" fo:font-size="12pt" officeooo:rsid="0025200d" style:font-size-asian="12pt"/>
    </style:style>
    <style:style style:name="T25" style:family="text">
      <style:text-properties style:font-name="LiberationSerif" fo:font-size="12pt" officeooo:rsid="00262fd3" style:font-size-asian="12pt"/>
    </style:style>
    <style:style style:name="T26" style:family="text">
      <style:text-properties style:font-name="LiberationSerif" fo:font-size="12pt" officeooo:rsid="00280345" style:font-size-asian="12pt"/>
    </style:style>
    <style:style style:name="T27" style:family="text">
      <style:text-properties style:font-name="LiberationSerif" fo:font-size="12pt" officeooo:rsid="002b9e6f" style:font-size-asian="12pt"/>
    </style:style>
    <style:style style:name="T28" style:family="text">
      <style:text-properties style:font-name="LiberationSerif" fo:font-size="12pt" officeooo:rsid="002d6309" style:font-size-asian="12pt"/>
    </style:style>
    <style:style style:name="T29" style:family="text">
      <style:text-properties style:font-name="LiberationSerif" fo:font-size="12pt" officeooo:rsid="0034af0e" style:font-size-asian="12pt"/>
    </style:style>
    <style:style style:name="T30" style:family="text">
      <style:text-properties style:font-name="LiberationSerif" fo:font-size="12pt" officeooo:rsid="004ca8bd" style:font-size-asian="12pt"/>
    </style:style>
    <style:style style:name="T31" style:family="text">
      <style:text-properties style:font-name="LiberationSerif" fo:font-size="12pt" fo:font-style="italic" style:font-size-asian="12pt" style:font-style-asian="italic" style:font-style-complex="italic"/>
    </style:style>
    <style:style style:name="T32" style:family="text">
      <style:text-properties style:font-name="LiberationSerif" fo:font-size="12pt" fo:font-style="normal" style:font-size-asian="12pt" style:font-style-asian="normal" style:font-style-complex="normal"/>
    </style:style>
    <style:style style:name="T33" style:family="text">
      <style:text-properties style:font-name="LiberationSerif" fo:font-size="10pt" style:font-size-asian="10pt"/>
    </style:style>
    <style:style style:name="T34" style:family="text">
      <style:text-properties style:font-name="LiberationSerif" fo:font-size="10pt" officeooo:rsid="000e2530" style:font-size-asian="10pt"/>
    </style:style>
    <style:style style:name="T35" style:family="text">
      <style:text-properties style:font-name="LiberationSerif" fo:font-size="10pt" officeooo:rsid="000f6228" style:font-size-asian="10pt"/>
    </style:style>
    <style:style style:name="T36" style:family="text">
      <style:text-properties style:font-name="LiberationSerif" fo:font-size="10pt" officeooo:rsid="003316ee" style:font-size-asian="10pt"/>
    </style:style>
    <style:style style:name="T37" style:family="text">
      <style:text-properties style:font-name="LiberationSerif" fo:font-size="10pt" officeooo:rsid="0039cee9" style:font-size-asian="10pt"/>
    </style:style>
    <style:style style:name="T38" style:family="text">
      <style:text-properties style:font-name="LiberationSerif" fo:font-size="13pt" style:font-size-asian="13pt"/>
    </style:style>
    <style:style style:name="T39" style:family="text">
      <style:text-properties style:font-name="LiberationSerif" fo:font-size="13pt" officeooo:rsid="0010754e" style:font-size-asian="13pt"/>
    </style:style>
    <style:style style:name="T40" style:family="text">
      <style:text-properties style:font-name="LiberationSerif" fo:font-size="13pt" officeooo:rsid="001120aa" style:font-size-asian="13pt"/>
    </style:style>
    <style:style style:name="T41" style:family="text">
      <style:text-properties style:font-name="LiberationSerif" fo:font-size="13pt" officeooo:rsid="0012f9b9" style:font-size-asian="13pt"/>
    </style:style>
    <style:style style:name="T42" style:family="text">
      <style:text-properties style:font-name="LiberationSerif" fo:font-size="13pt" officeooo:rsid="001328c9" style:font-size-asian="13pt"/>
    </style:style>
    <style:style style:name="T43" style:family="text">
      <style:text-properties style:font-name="LiberationSerif" fo:font-size="13pt" officeooo:rsid="00135003" style:font-size-asian="13pt"/>
    </style:style>
    <style:style style:name="T44" style:family="text">
      <style:text-properties style:font-name="LiberationSerif" fo:font-size="13pt" officeooo:rsid="0014edb5" style:font-size-asian="13pt"/>
    </style:style>
    <style:style style:name="T45" style:family="text">
      <style:text-properties style:font-name="LiberationSerif" fo:font-size="13pt" officeooo:rsid="00164c2f" style:font-size-asian="13pt"/>
    </style:style>
    <style:style style:name="T46" style:family="text">
      <style:text-properties style:font-name="LiberationSerif" fo:font-size="13pt" officeooo:rsid="0018703b" style:font-size-asian="13pt"/>
    </style:style>
    <style:style style:name="T47" style:family="text">
      <style:text-properties style:font-name="LiberationSerif" fo:font-size="13pt" officeooo:rsid="001f9b9f" style:font-size-asian="13pt"/>
    </style:style>
    <style:style style:name="T48" style:family="text">
      <style:text-properties style:font-name="LiberationSerif" fo:font-size="13pt" officeooo:rsid="001fd7a0" style:font-size-asian="13pt"/>
    </style:style>
    <style:style style:name="T49" style:family="text">
      <style:text-properties style:font-name="LiberationSerif" fo:font-size="13pt" officeooo:rsid="00239a58" style:font-size-asian="13pt"/>
    </style:style>
    <style:style style:name="T50" style:family="text">
      <style:text-properties style:font-name="LiberationSerif" fo:font-size="13pt" officeooo:rsid="0023df08" style:font-size-asian="13pt"/>
    </style:style>
    <style:style style:name="T51" style:family="text">
      <style:text-properties style:font-name="LiberationSerif" fo:font-size="13pt" officeooo:rsid="0025200d" style:font-size-asian="13pt"/>
    </style:style>
    <style:style style:name="T52" style:family="text">
      <style:text-properties style:font-name="LiberationSerif" fo:font-size="13pt" officeooo:rsid="0030fc82" style:font-size-asian="13pt"/>
    </style:style>
    <style:style style:name="T53" style:family="text">
      <style:text-properties style:font-name="LiberationSerif" fo:font-size="13pt" officeooo:rsid="003fe020" style:font-size-asian="13pt"/>
    </style:style>
    <style:style style:name="T54" style:family="text">
      <style:text-properties style:font-name="LiberationSerif" fo:font-size="13pt" officeooo:rsid="00474feb" style:font-size-asian="13pt"/>
    </style:style>
    <style:style style:name="T55" style:family="text">
      <style:text-properties style:font-name="LiberationSerif" fo:font-size="13pt" officeooo:rsid="004ab475" style:font-size-asian="13pt"/>
    </style:style>
    <style:style style:name="T56" style:family="text">
      <style:text-properties style:font-name="LiberationSerif" fo:font-size="13pt" style:text-underline-style="solid" style:text-underline-width="auto" style:text-underline-color="font-color" officeooo:rsid="00176280" style:font-size-asian="13pt"/>
    </style:style>
    <style:style style:name="T57" style:family="text">
      <style:text-properties style:font-name="LiberationSerif" fo:font-size="13pt" fo:font-weight="normal" officeooo:rsid="003fe020" style:font-size-asian="13pt" style:font-weight-asian="normal" style:font-weight-complex="normal"/>
    </style:style>
    <style:style style:name="T58" style:family="text">
      <style:text-properties style:font-name="LiberationSerif" fo:font-size="11pt" style:font-size-asian="11pt"/>
    </style:style>
    <style:style style:name="T59" style:family="text">
      <style:text-properties style:font-name="LiberationSerif" fo:font-size="11pt" officeooo:rsid="001328c9" style:font-size-asian="11pt"/>
    </style:style>
    <style:style style:name="T60" style:family="text">
      <style:text-properties style:font-name="LiberationSerif" fo:font-size="11pt" officeooo:rsid="0018a951" style:font-size-asian="11pt"/>
    </style:style>
    <style:style style:name="T61" style:family="text">
      <style:text-properties style:font-name="LiberationSerif" officeooo:rsid="0018f927"/>
    </style:style>
    <style:style style:name="T62" style:family="text">
      <style:text-properties style:font-name="DejaVuSansMono-Bold" fo:font-size="13pt" fo:font-weight="bold" style:font-size-asian="13pt" style:font-weight-asian="bold"/>
    </style:style>
    <style:style style:name="T63" style:family="text">
      <style:text-properties style:font-name="LiberationSerif-Bold" fo:font-size="13pt" fo:font-weight="bold" style:font-size-asian="13pt" style:font-weight-asian="bold"/>
    </style:style>
    <style:style style:name="T64" style:family="text">
      <style:text-properties style:font-name="LiberationSerif-Bold" fo:font-size="12pt" fo:font-weight="bold" style:font-size-asian="12pt" style:font-weight-asian="bold"/>
    </style:style>
    <style:style style:name="T65" style:family="text">
      <style:text-properties style:font-name="OpenSymbol1" fo:font-size="13pt" style:font-size-asian="13pt"/>
    </style:style>
    <style:style style:name="T66" style:family="text">
      <style:text-properties style:font-name="OpenSymbol1" fo:font-size="13pt" fo:font-style="italic" style:font-size-asian="13pt" style:font-style-asian="italic"/>
    </style:style>
    <style:style style:name="T67" style:family="text">
      <style:text-properties style:font-name="OpenSymbol1" fo:font-size="12pt" style:font-size-asian="12pt"/>
    </style:style>
    <style:style style:name="T68" style:family="text">
      <style:text-properties style:font-name="OpenSymbol1" fo:font-size="12pt" officeooo:rsid="002d6309" style:font-size-asian="12pt"/>
    </style:style>
    <style:style style:name="T69" style:family="text">
      <style:text-properties style:font-name="LiberationSerif-Italic" fo:font-size="12pt" fo:font-style="italic" style:font-size-asian="12pt" style:font-style-asian="italic"/>
    </style:style>
    <style:style style:name="T70" style:family="text">
      <style:text-properties style:font-name="LiberationSerif-Italic" fo:font-size="13pt" fo:font-style="italic" style:font-size-asian="13pt" style:font-style-asian="italic"/>
    </style:style>
    <style:style style:name="T71" style:family="text">
      <style:text-properties style:font-name="LiberationSerif-Italic" fo:font-size="10pt" fo:font-style="italic" style:font-size-asian="10pt" style:font-style-asian="italic"/>
    </style:style>
    <style:style style:name="T72" style:family="text">
      <style:text-properties style:font-name="DejaVuSansMono-Oblique" fo:font-size="13pt" fo:font-style="italic" style:font-size-asian="13pt" style:font-style-asian="italic"/>
    </style:style>
    <style:style style:name="T73" style:family="text">
      <style:text-properties style:font-name="LiberationSerif1" fo:font-size="12pt" style:font-size-asian="12pt"/>
    </style:style>
    <style:style style:name="T74" style:family="text">
      <style:text-properties style:font-name="LiberationSerif1" fo:font-size="12pt" officeooo:rsid="000f6228" style:font-size-asian="12pt"/>
    </style:style>
    <style:style style:name="T75" style:family="text">
      <style:text-properties style:font-name="LiberationSerif1" fo:font-size="12pt" officeooo:rsid="0034af0e" style:font-size-asian="12pt"/>
    </style:style>
    <style:style style:name="T76" style:family="text">
      <style:text-properties style:font-name="Liberationserif" fo:font-size="12pt" style:font-size-asian="12pt" style:font-size-complex="12pt"/>
    </style:style>
    <style:style style:name="T77" style:family="text">
      <style:text-properties style:font-name="Liberationserif" fo:font-size="12pt" officeooo:rsid="001fd7a0" style:font-size-asian="12pt" style:font-size-complex="12pt"/>
    </style:style>
    <style:style style:name="T78" style:family="text">
      <style:text-properties officeooo:rsid="003df601"/>
    </style:style>
    <style:style style:name="T79" style:family="text">
      <style:text-properties officeooo:rsid="003fe020"/>
    </style:style>
    <style:style style:name="T80" style:family="text">
      <style:text-properties fo:font-weight="normal" officeooo:rsid="003fe020" style:font-weight-asian="normal" style:font-weight-complex="normal"/>
    </style:style>
    <style:style style:name="T81" style:family="text">
      <style:text-properties style:font-name="DejaVusansmono" fo:font-size="13pt" fo:font-weight="normal" style:font-size-asian="13pt" style:font-weight-asian="normal" style:font-weight-complex="normal"/>
    </style:style>
    <style:style style:name="T82" style:family="text">
      <style:text-properties style:font-name="DejaVusansmono" fo:font-size="13pt" fo:font-weight="normal" officeooo:rsid="003fe020" style:font-size-asian="13pt" style:font-weight-asian="normal" style:font-weight-complex="normal"/>
    </style:style>
    <style:style style:name="T83" style:family="text">
      <style:text-properties style:font-name="DejaVusansmono" fo:font-weight="normal" style:font-weight-asian="normal" style:font-weight-complex="normal"/>
    </style:style>
    <style:style style:name="T84" style:family="text">
      <style:text-properties style:font-name="DejaVusansmono" fo:font-weight="normal" officeooo:rsid="003fe020" style:font-weight-asian="normal" style:font-weight-complex="normal"/>
    </style:style>
    <style:style style:name="T85" style:family="text">
      <style:text-properties style:font-name="DejaVusansmono" fo:font-weight="normal" officeooo:rsid="004212c1" style:font-weight-asian="normal" style:font-weight-complex="normal"/>
    </style:style>
    <style:style style:name="T86" style:family="text">
      <style:text-properties officeooo:rsid="00474feb"/>
    </style:style>
    <style:style style:name="T87" style:family="text">
      <style:text-properties officeooo:rsid="00491bce"/>
    </style:style>
    <style:style style:name="T88" style:family="text">
      <style:text-properties officeooo:rsid="004ca8bd"/>
    </style:style>
    <style:style style:name="T89" style:family="text">
      <style:text-properties fo:font-variant="normal" fo:text-transform="none" fo:letter-spacing="normal"/>
    </style:style>
    <style:style style:name="T90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91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92" style:family="text">
      <style:text-properties fo:font-variant="normal" fo:text-transform="none" fo:color="#000000" style:font-name="Times New Roman" fo:font-size="8pt" fo:letter-spacing="normal" fo:font-style="normal" fo:font-weight="normal" style:font-size-asian="8pt" style:font-size-complex="8pt"/>
    </style:style>
    <style:style style:name="T93" style:family="text">
      <style:text-properties fo:font-variant="normal" fo:text-transform="none" fo:color="#000000" fo:letter-spacing="normal"/>
    </style:style>
    <style:style style:name="T94" style:family="text">
      <style:text-properties fo:font-variant="normal" fo:text-transform="none" fo:color="#000000" fo:font-size="8pt" fo:letter-spacing="normal" style:font-size-asian="8pt" style:font-size-complex="8pt"/>
    </style:style>
    <style:style style:name="T95" style:family="text">
      <style:text-properties fo:font-variant="normal" fo:text-transform="none" style:font-name="Times New Roman" fo:font-size="14pt" fo:letter-spacing="normal" fo:font-style="normal" fo:font-weight="normal"/>
    </style:style>
    <style:style style:name="T96" style:family="text">
      <style:text-properties fo:font-variant="normal" fo:text-transform="none" style:font-name="Times New Roman" fo:letter-spacing="normal" fo:font-style="normal" fo:font-weight="normal"/>
    </style:style>
    <style:style style:name="T97" style:family="text">
      <style:text-properties fo:font-variant="normal" fo:text-transform="none" style:font-name="Times New Roman" fo:font-size="8pt" fo:letter-spacing="normal" fo:font-style="normal" fo:font-weight="normal" style:font-size-asian="8pt" style:font-size-complex="8pt"/>
    </style:style>
    <style:style style:name="T98" style:family="text">
      <style:text-properties fo:font-variant="normal" fo:text-transform="none" fo:font-size="8pt" fo:letter-spacing="normal" style:font-size-asian="8pt" style:font-size-complex="8pt"/>
    </style:style>
    <style:style style:name="T99" style:family="text">
      <style:text-properties fo:font-size="8pt" style:font-size-asian="8pt" style:font-size-complex="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Heading">Mémo Linux</text:p>
      <text:p text:style-name="Text_20_body"/>
      <text:p text:style-name="P60"><text:span text:style-name="T98"><draw:a xlink:type="simple" xlink:href="http://creativecommons.org/licenses/by/4.0/"><draw:frame draw:style-name="fr1" draw:name="Image1" text:anchor-type="as-char" svg:width="2.17cm" svg:height="0.45cm" draw:z-index="0"><draw:image xlink:href="Pictures/10000000000000500000000F11C0066726A98B6D.png" xlink:type="simple" xlink:show="embed" xlink:actuate="onLoad" loext:mime-type="image/png"/><svg:title>Licence Creative Commons</svg:title></draw:frame></draw:a></text:span><text:span text:style-name="T99"><text:line-break/></text:span><text:span text:style-name="T92">Mémo Linux</text:span><text:span text:style-name="T94"> </text:span><text:span text:style-name="T92">de </text:span><text:a xlink:type="simple" xlink:href="https://github.com/michaelguedj/ens__scripts_systemes" text:style-name="Internet_20_link" text:visited-style-name="Visited_20_Internet_20_Link"><text:span text:style-name="T97">Dr Michaël GUEDJ</text:span></text:a><text:span text:style-name="T94"> </text:span><text:span text:style-name="T92">est mis à disposition selon les termes de la </text:span><text:a xlink:type="simple" xlink:href="http://creativecommons.org/licenses/by/4.0/" text:style-name="Internet_20_link" text:visited-style-name="Visited_20_Internet_20_Link"><text:span text:style-name="T97">licence Creative Commons Attribution 4.0 International</text:span></text:a><text:span text:style-name="T92">.</text:span><text:span text:style-name="T99"><text:line-break/></text:span><text:span text:style-name="T92">Fondé(e) sur une œuvre à </text:span><text:a xlink:type="simple" xlink:href="https://github.com/michaelguedj/ens__scripts_systemes" text:style-name="Internet_20_link" text:visited-style-name="Visited_20_Internet_20_Link"><text:span text:style-name="T97">https://github.com/michaelguedj/ens__scripts_systemes</text:span></text:a><text:span text:style-name="T92">.</text:span></text:p>
      <text:p text:style-name="P60"><text:span text:style-name="T92"/></text:p>
      <text:p text:style-name="P60"><text:span text:style-name="T92"/></text:p>
      <text:h text:style-name="Heading_20_1" text:outline-level="1">Commandes Linux</text:h>
      <text:h text:style-name="Heading_20_2" text:outline-level="2">Commandes de bases</text:h>
      <text:p text:style-name="P3"><text:span text:style-name="T2">mkdir toto <text:tab/><text:tab/><text:tab/></text:span><text:span text:style-name="T18">→ </text:span><text:span text:style-name="T19">créer</text:span><text:span text:style-name="T18"> le </text:span><text:span text:style-name="T19">répertoire</text:span><text:span text:style-name="T18"> </text:span><text:span text:style-name="T2">toto</text:span></text:p>
      <text:p text:style-name="P3"><text:span text:style-name="T2">cd toto <text:tab/><text:tab/><text:tab/><text:tab/></text:span><text:span text:style-name="T18">→ entre dans le </text:span><text:span text:style-name="T19">répertoire</text:span><text:span text:style-name="T18"> </text:span><text:span text:style-name="T2">toto</text:span></text:p>
      <text:p text:style-name="P3"><text:span text:style-name="T2">cd .. <text:tab/><text:tab/><text:tab/><text:tab/></text:span><text:span text:style-name="T18">→ entre dans le </text:span><text:span text:style-name="T19">répertoire</text:span><text:span text:style-name="T18"> p</text:span><text:span text:style-name="T19">arant</text:span></text:p>
      <text:p text:style-name="P3"><text:span text:style-name="T2">cd ~ <text:tab/><text:tab/><text:tab/><text:tab/><text:tab/></text:span><text:span text:style-name="T18">→ entre dans le </text:span><text:span text:style-name="T19">répertoire</text:span><text:span text:style-name="T18"> d’accueil</text:span></text:p>
      <text:p text:style-name="P3"><text:span text:style-name="T2">touch a b c <text:tab/><text:tab/></text:span><text:span text:style-name="T18">→ </text:span><text:span text:style-name="T19">créer</text:span><text:span text:style-name="T18"> les fichiers </text:span><text:span text:style-name="T2">a</text:span><text:span text:style-name="T18">, </text:span><text:span text:style-name="T2">b </text:span><text:span text:style-name="T18">et </text:span><text:span text:style-name="T2">c</text:span></text:p>
      <text:p text:style-name="P3"><text:span text:style-name="T2">echo "blabla" &gt; toto <text:tab/></text:span><text:span text:style-name="T18">→ </text:span><text:span text:style-name="T19">créer</text:span><text:span text:style-name="T18"> le fichier </text:span><text:span text:style-name="T2">toto </text:span><text:span text:style-name="T18">contenant le texte </text:span><text:span text:style-name="T2">blabla</text:span></text:p>
      <text:p text:style-name="P3"><text:span text:style-name="T2">ls <text:tab/><text:tab/><text:tab/><text:tab/><text:tab/></text:span><text:span text:style-name="T18">→ affiche le contenu du </text:span><text:span text:style-name="T19">répertoire</text:span><text:span text:style-name="T18"> courant</text:span></text:p>
      <text:p text:style-name="P3"><text:span text:style-name="T2">ls *.py <text:tab/><text:tab/><text:tab/><text:tab/></text:span><text:span text:style-name="T18">→ idem mais </text:span><text:span text:style-name="T19">n’</text:span><text:span text:style-name="T18">affiche que les fichiers </text:span><text:span text:style-name="T20">d’</text:span><text:span text:style-name="T18">extension .</text:span><text:span text:style-name="T2">py</text:span></text:p>
      <text:p text:style-name="P3"><text:span text:style-name="T2">ls -a <text:tab/><text:tab/><text:tab/><text:tab/></text:span><text:span text:style-name="T18">→ idem que </text:span><text:span text:style-name="T2">ls </text:span><text:span text:style-name="T18">+ affiche les </text:span><text:span text:style-name="T20">éléments</text:span><text:span text:style-name="T18"> caches</text:span></text:p>
      <text:p text:style-name="P4"><text:span text:style-name="T2">ls -l <text:tab/><text:tab/><text:tab/><text:tab/></text:span><text:span text:style-name="T18">→ idem que </text:span><text:span text:style-name="T2">ls </text:span><text:span text:style-name="T18">+ affiche les droits :</text:span></text:p>
      <text:p text:style-name="P4"><text:span text:style-name="T18"><text:tab/><text:tab/><text:tab/><text:tab/><text:tab/><text:tab/><text:tab/><text:tab/><text:tab/> </text:span><text:span text:style-name="T20">propriétaire</text:span><text:span text:style-name="T18"> + groupe + autre</text:span></text:p>
      <text:p text:style-name="P3"><text:span text:style-name="T2">ls toto/ <text:tab/><text:tab/><text:tab/><text:tab/></text:span><text:span text:style-name="T18">→ affiche le contenu de </text:span><text:span text:style-name="T2">toto/</text:span></text:p>
      <text:p text:style-name="P3"><text:span text:style-name="T2">rmdir toto/ <text:tab/><text:tab/><text:tab/></text:span><text:span text:style-name="T18">→ efface </text:span><text:span text:style-name="T2">toto/ </text:span><text:span text:style-name="T74">s’</text:span><text:span text:style-name="T73">i</text:span><text:span text:style-name="T18">l est vide</text:span></text:p>
      <text:p text:style-name="P3"><text:span text:style-name="T2">rm -r toto/ <text:tab/><text:tab/><text:tab/></text:span><text:span text:style-name="T18">→ efface le </text:span><text:span text:style-name="T20">répertoire</text:span><text:span text:style-name="T18"> </text:span><text:span text:style-name="T2">toto/</text:span></text:p>
      <text:p text:style-name="P3"><text:span text:style-name="T2">rm -r * <text:tab/><text:tab/><text:tab/><text:tab/><text:tab/></text:span><text:span text:style-name="T18">→ efface le </text:span><text:span text:style-name="T20">répertoire</text:span><text:span text:style-name="T18"> courant</text:span></text:p>
      <text:p text:style-name="P3"><text:span text:style-name="T2">rm a.txt <text:tab/><text:tab/><text:tab/><text:tab/></text:span><text:span text:style-name="T18">→ efface le fichier </text:span><text:span text:style-name="T2">a.txt</text:span></text:p>
      <text:p text:style-name="P3"><text:span text:style-name="T2">cp a.txt b.txt <text:tab/><text:tab/></text:span><text:span text:style-name="T18">→ copie </text:span><text:span text:style-name="T2">a.txt </text:span><text:span text:style-name="T18">sous le nom </text:span><text:span text:style-name="T2">b.txt</text:span></text:p>
      <text:p text:style-name="P3"><text:span text:style-name="T2">cp -r a/ b/ <text:tab/><text:tab/><text:tab/></text:span><text:span text:style-name="T18">→ copie </text:span><text:span text:style-name="T2">a/ </text:span><text:span text:style-name="T18">sous le nom </text:span><text:span text:style-name="T2">b/</text:span></text:p>
      <text:p text:style-name="P3"><text:span text:style-name="T2">mv a.txt b/ <text:tab/><text:tab/><text:tab/></text:span><text:span text:style-name="T18">→ </text:span><text:span text:style-name="T20">déplace</text:span><text:span text:style-name="T18"> </text:span><text:span text:style-name="T2">a.txt </text:span><text:span text:style-name="T18">dans </text:span><text:span text:style-name="T2">b/</text:span></text:p>
      <text:p text:style-name="P3"><text:span text:style-name="T2">mv a/ b/ <text:tab/><text:tab/><text:tab/><text:tab/></text:span><text:span text:style-name="T18">→ </text:span><text:span text:style-name="T20">déplace</text:span><text:span text:style-name="T18"> </text:span><text:span text:style-name="T2">a/ </text:span><text:span text:style-name="T18">dans </text:span><text:span text:style-name="T2">b/</text:span></text:p>
      <text:p text:style-name="P3"><text:span text:style-name="T2">mv a.txt b.txt <text:tab/><text:tab/></text:span><text:span text:style-name="T18">→ renomme </text:span><text:span text:style-name="T2">a.txt </text:span><text:span text:style-name="T18">en </text:span><text:span text:style-name="T2">b.txt</text:span></text:p>
      <text:p text:style-name="P3"><text:span text:style-name="T2">mv a/ b/ <text:tab/><text:tab/><text:tab/><text:tab/></text:span><text:span text:style-name="T18">→ renomme </text:span><text:span text:style-name="T2">a/ </text:span><text:span text:style-name="T18">en </text:span><text:span text:style-name="T2">b/ </text:span><text:span text:style-name="T18">(ici on suppose que </text:span><text:span text:style-name="T2">b/ </text:span><text:span text:style-name="T74">n’</text:span><text:span text:style-name="T73">existe pas)</text:span></text:p>
      <text:p text:style-name="P3"><text:span text:style-name="T2">cat a.txt <text:tab/><text:tab/><text:tab/><text:tab/></text:span><text:span text:style-name="T18">→ affiche le contenu du fichier </text:span><text:span text:style-name="T2">a.txt</text:span></text:p>
      <text:p text:style-name="P3"><text:span text:style-name="T2">tree <text:tab/><text:tab/><text:tab/><text:tab/><text:tab/><text:tab/></text:span><text:span text:style-name="T18">→ affiche </text:span><text:span text:style-name="T20">l’</text:span><text:span text:style-name="T18">arborescence de racine le </text:span><text:span text:style-name="T20">répertoire</text:span><text:span text:style-name="T18"> courant,</text:span></text:p>
      <text:p text:style-name="P3"><text:span text:style-name="T18"><text:tab/><text:tab/><text:tab/><text:tab/><text:tab/><text:tab/><text:tab/><text:tab/></text:span><text:span text:style-name="T20">c’est-à-dire</text:span><text:span text:style-name="T18"> le </text:span><text:span text:style-name="T20">répertoire</text:span><text:span text:style-name="T18"> "</text:span><text:span text:style-name="T2">.</text:span><text:span text:style-name="T18">"</text:span></text:p>
      <text:p text:style-name="P3"><text:span text:style-name="T2">tree toto/ <text:tab/><text:tab/><text:tab/><text:tab/></text:span><text:span text:style-name="T18">→ affiche </text:span><text:span text:style-name="T20">l’</text:span><text:span text:style-name="T18">arborescence de racine </text:span><text:span text:style-name="T2">toto/</text:span></text:p>
      <text:p text:style-name="P3"><text:span text:style-name="T2">vi toto.txt <text:tab/><text:tab/><text:tab/></text:span><text:span text:style-name="T18">→ </text:span><text:span text:style-name="T20">édite</text:span><text:span text:style-name="T18"> le fichier </text:span><text:span text:style-name="T2">toto.txt </text:span><text:span text:style-name="T18">avec vi</text:span></text:p>
      <text:p text:style-name="P24"/>
      <text:h text:style-name="Heading_20_2" text:outline-level="2"><text:soft-page-break/>Gestion des paquets</text:h>
      <text:p text:style-name="P3"><text:span text:style-name="T2">apt-get update <text:tab/><text:tab/></text:span><text:span text:style-name="T18">→ </text:span><text:span text:style-name="T33">met </text:span><text:span text:style-name="T35">à</text:span><text:span text:style-name="T33"> jour la liste des paquets disponibles </text:span><text:span text:style-name="T37">à</text:span><text:span text:style-name="T33"> partir des sources du fichier <text:tab/><text:tab/><text:tab/><text:tab/><text:tab/><text:tab/><text:tab/><text:tab/><text:tab/><text:tab/><text:tab/></text:span><text:span text:style-name="T8">/etc/apt/sources.list</text:span></text:p>
      <text:p text:style-name="P3"><text:span text:style-name="T2">apt-get upgrade <text:tab/><text:tab/></text:span><text:span text:style-name="T18">→ </text:span><text:span text:style-name="T33">remplace chaque paquet installe par la </text:span><text:span text:style-name="T35">dernière</text:span><text:span text:style-name="T33"> version disponible</text:span></text:p>
      <text:p text:style-name="P4"><text:span text:style-name="T2">apt-get dist-upgrade <text:tab/></text:span><text:span text:style-name="T18">→ </text:span><text:span text:style-name="T33">remplace chaque paquet installe par la </text:span><text:span text:style-name="T35">dernière</text:span><text:span text:style-name="T33"> version disponible,</text:span></text:p>
      <text:p text:style-name="P4"><text:span text:style-name="T33"><text:tab/><text:tab/><text:tab/><text:tab/><text:tab/><text:tab/>installe les paquets </text:span><text:span text:style-name="T35">supplémentaires</text:span><text:span text:style-name="T33"> </text:span><text:span text:style-name="T35">nécessaires</text:span><text:span text:style-name="T33"> </text:span></text:p>
      <text:p text:style-name="P26"><text:tab/><text:tab/><text:tab/><text:tab/><text:tab/><text:tab/>et supprime les paquets devenus inutiles</text:p>
      <text:p text:style-name="P3"><text:span text:style-name="T2">dpkg --status tree <text:tab/><text:tab/></text:span><text:span text:style-name="T18">→ le paquet </text:span><text:span text:style-name="T2">tree </text:span><text:span text:style-name="T18">est-il </text:span><text:span text:style-name="T20">installé ?</text:span></text:p>
      <text:p text:style-name="P3"><text:span text:style-name="T2">apt-cache search web browser </text:span><text:span text:style-name="T18">→ recherche </text:span><text:span text:style-name="T20">d’</text:span><text:span text:style-name="T18">un navigateur</text:span></text:p>
      <text:p text:style-name="P3"><text:span text:style-name="T2">apt-cache search tree <text:tab/></text:span><text:span text:style-name="T18">→ recherche du paquet </text:span><text:span text:style-name="T2">tree</text:span></text:p>
      <text:p text:style-name="P4"><text:span text:style-name="T2">apt-cache search tree | grep tree </text:span><text:span text:style-name="T18">→ idem mais </text:span><text:span text:style-name="T20">n’</text:span><text:span text:style-name="T18">affiche que les lignes </text:span></text:p>
      <text:p text:style-name="P4"><text:span text:style-name="T18"><text:tab/><text:tab/><text:tab/><text:tab/><text:tab/><text:tab/><text:tab/><text:tab/>contenant le mot « </text:span><text:span text:style-name="T20">tree »</text:span></text:p>
      <text:p text:style-name="P4"><text:span text:style-name="T2">apt-cache search tree | grep ^tree </text:span><text:span text:style-name="T18">→ </text:span><text:span text:style-name="T33">idem mais </text:span><text:span text:style-name="T35">n’</text:span><text:span text:style-name="T33">affiche que les lignes </text:span></text:p>
      <text:p text:style-name="P4"><text:span text:style-name="T33"><text:tab/><text:tab/><text:tab/><text:tab/><text:tab/><text:tab/><text:tab/><text:tab/></text:span><text:span text:style-name="T35">commençant</text:span><text:span text:style-name="T33"> (</text:span><text:span text:style-name="T6">^</text:span><text:span text:style-name="T33">) par le mot « </text:span><text:span text:style-name="T35">tree »</text:span></text:p>
      <text:p text:style-name="P4"><text:span text:style-name="T2">apt-cache search tree | grep </text:span><text:span text:style-name="T3">$</text:span><text:span text:style-name="T2">tree </text:span><text:span text:style-name="T18">→ </text:span><text:span text:style-name="T33">idem mais </text:span><text:span text:style-name="T35">n’</text:span><text:span text:style-name="T33">affiche que les lignes </text:span></text:p>
      <text:p text:style-name="P4"><text:span text:style-name="T33"><text:tab/><text:tab/><text:tab/><text:tab/><text:tab/><text:tab/><text:tab/><text:tab/></text:span><text:span text:style-name="T34">terminant</text:span><text:span text:style-name="T33"> (</text:span><text:span text:style-name="T7">$</text:span><text:span text:style-name="T33">) par le mot </text:span><text:span text:style-name="T35">« tree »</text:span></text:p>
      <text:p text:style-name="P39"/>
      <text:p text:style-name="P39"/>
      <text:h text:style-name="Heading_20_2" text:outline-level="2">Unix tools</text:h>
      <text:p text:style-name="P46">grep</text:p>
      <text:p text:style-name="P3"><text:span text:style-name="T9">grep "mot" toto.txt <text:tab/></text:span><text:span text:style-name="T38">→ affiche les lignes contenant </text:span><text:span text:style-name="T39">« </text:span><text:span text:style-name="T38">mo » dans toto.txt</text:span></text:p>
      <text:p text:style-name="P3"><text:span text:style-name="T9">grep "^mot" toto.txt <text:tab/></text:span><text:span text:style-name="T38">→ affiche les lignes </text:span><text:span text:style-name="T39">commençant</text:span><text:span text:style-name="T38"> par </text:span><text:span text:style-name="T39">« </text:span><text:span text:style-name="T38">mot </text:span><text:span text:style-name="T39">»</text:span></text:p>
      <text:p text:style-name="P6"><text:span text:style-name="T10">grep "mot</text:span><text:span text:style-name="T11">$</text:span><text:span text:style-name="T10">" toto.txt <text:tab/></text:span><text:span text:style-name="T39">→ affiche les lignes </text:span><text:span text:style-name="T40">terminant</text:span><text:span text:style-name="T39"> par « mot »</text:span></text:p>
      <text:p text:style-name="P5"><text:span text:style-name="T9">grep "mot1\|mot2" toto.txt </text:span><text:span text:style-name="T38">→ affiche les lignes contenant </text:span></text:p>
      <text:p text:style-name="P28"><text:tab/><text:tab/><text:tab/><text:tab/><text:tab/><text:tab/><text:tab/>« mot1 » ou « mot2 »</text:p>
      <text:p text:style-name="P3"><text:span text:style-name="T9">grep "mot[12]" toto.txt </text:span><text:span text:style-name="T38">→ idem que </text:span><text:span text:style-name="T41">précédemment</text:span></text:p>
      <text:p text:style-name="P7"><text:span text:style-name="T9">grep "[1-8]" toto.txt </text:span><text:span text:style-name="T38">→ affiche les lignes contenant </text:span></text:p>
      <text:p text:style-name="P29"><text:tab/><text:tab/><text:tab/><text:tab/><text:tab/><text:tab/><text:tab/>un nombre compris entre 0 et 8</text:p>
      <text:p text:style-name="P3"><text:span text:style-name="T9">grep [a-zA-Z] toto.txt </text:span><text:span text:style-name="T38">→affiche les lignes contenant un </text:span><text:span text:style-name="T41">caractère</text:span><text:span text:style-name="T38"> </text:span><text:span text:style-name="T41">alphabétique</text:span></text:p>
      <text:p text:style-name="P7"><text:span text:style-name="T9">grep -r "mot" dossier/ </text:span><text:span text:style-name="T38">→ </text:span><text:span text:style-name="T58">affiche les lignes contenant « mot » </text:span></text:p>
      <text:p text:style-name="P7"><text:span text:style-name="T58"><text:tab/><text:tab/><text:tab/><text:tab/><text:tab/><text:tab/>dans </text:span><text:span text:style-name="T59">l’</text:span><text:span text:style-name="T58">arborescence partant de </text:span><text:span text:style-name="T16">dossier/</text:span></text:p>
      <text:p text:style-name="P3"><text:span text:style-name="T38">diverses options de </text:span><text:span text:style-name="T9">grep </text:span><text:span text:style-name="T38">:</text:span></text:p>
      <text:p text:style-name="P3"><text:span text:style-name="T9"><text:tab/>-i </text:span><text:span text:style-name="T38">→ ne pas tenir compte de la casse (majuscules / minuscules)</text:span></text:p>
      <text:p text:style-name="P3"><text:span text:style-name="T9"><text:tab/>-n </text:span><text:span text:style-name="T38">→ </text:span><text:span text:style-name="T42">connaître</text:span><text:span text:style-name="T38"> les </text:span><text:span text:style-name="T42">numéros</text:span><text:span text:style-name="T38"> des lignes</text:span></text:p>
      <text:p text:style-name="P3"><text:span text:style-name="T9"><text:tab/>-v </text:span><text:span text:style-name="T38">→ inverser la recherche : ignorer un mot</text:span></text:p>
      <text:p text:style-name="P27"/>
      <text:p text:style-name="P46">find</text:p>
      <text:p text:style-name="P40">find dossier/ -name "toto"</text:p>
      <text:p text:style-name="P8"><text:span text:style-name="T38"><text:tab/>→ recherche dans </text:span><text:span text:style-name="T43">l’</text:span><text:span text:style-name="T38">arborescence </text:span><text:span text:style-name="T9">dossier/ </text:span><text:span text:style-name="T38">les fichiers et </text:span><text:span text:style-name="T43">répertoires</text:span><text:span text:style-name="T38"> portant </text:span></text:p>
      <text:p text:style-name="P30"><text:tab/><text:tab/>le nom « toto »</text:p>
      <text:p text:style-name="P30"/>
      <text:p text:style-name="P40">find dossier/ -name "toto*"</text:p>
      <text:p text:style-name="P3"><text:span text:style-name="T38"><text:tab/>→ idem mais le nom </text:span><text:span text:style-name="T43">à</text:span><text:span text:style-name="T38"> rechercher est « toto » suivit de "</text:span><text:span text:style-name="T43">n’</text:span><text:span text:style-name="T38">importe quoi"</text:span></text:p>
      <text:p text:style-name="P27"/>
      <text:p text:style-name="P40"><text:soft-page-break/>find dossier/ -name "*toto*"</text:p>
      <text:p text:style-name="P8"><text:span text:style-name="T38"><text:tab/>→ idem mais le nom </text:span><text:span text:style-name="T43">à</text:span><text:span text:style-name="T38"> rechercher est "</text:span><text:span text:style-name="T43">n’</text:span><text:span text:style-name="T38">importe quoi" suivit de « toto »</text:span></text:p>
      <text:p text:style-name="P8"><text:span text:style-name="T38"><text:tab/><text:tab/>suivit de "</text:span><text:span text:style-name="T44">n’</text:span><text:span text:style-name="T38">importe quoi"</text:span></text:p>
      <text:p text:style-name="P30"/>
      <text:p text:style-name="P40">find dossier/ -name "toto????"</text:p>
      <text:p text:style-name="P9"><text:span text:style-name="T38"><text:tab/>→ idem mais le nom </text:span><text:span text:style-name="T44">à</text:span><text:span text:style-name="T38"> rechercher est « toto » suivit de 4 </text:span><text:span text:style-name="T44">caractères</text:span><text:span text:style-name="T38"> </text:span></text:p>
      <text:p text:style-name="P9"><text:span text:style-name="T38"><text:tab/><text:tab/>(</text:span><text:span text:style-name="T9">?</text:span><text:span text:style-name="T38">=1 </text:span><text:span text:style-name="T45">caractère</text:span><text:span text:style-name="T38"> quelconque)</text:span></text:p>
      <text:p text:style-name="P10"><text:span text:style-name="T9">find dossier/ -</text:span><text:span text:style-name="T12">i</text:span><text:span text:style-name="T9">name "toto"</text:span></text:p>
      <text:p text:style-name="P10"><text:span text:style-name="T38"><text:tab/>→ recherche dans </text:span><text:span text:style-name="T43">l’</text:span><text:span text:style-name="T38">arborescence </text:span><text:span text:style-name="T9">dossier/ </text:span><text:span text:style-name="T38">les fichiers et </text:span><text:span text:style-name="T43">répertoires</text:span><text:span text:style-name="T38"> portant </text:span></text:p>
      <text:p text:style-name="P10"><text:span text:style-name="T38"><text:tab/><text:tab/>le nom « toto » </text:span><text:span text:style-name="T56">sans tenir compte de la casse</text:span></text:p>
      <text:p text:style-name="P31"/>
      <text:p text:style-name="P46">wc</text:p>
      <text:p text:style-name="P40">wc -l toto.txt</text:p>
      <text:p text:style-name="P27"><text:tab/>→ nombre de lignes de toto.txt</text:p>
      <text:p text:style-name="P27"/>
      <text:p text:style-name="P40">wc -w toto.txt</text:p>
      <text:p text:style-name="P27"><text:tab/>→ nombre de mots de toto.txt</text:p>
      <text:p text:style-name="P27"/>
      <text:p text:style-name="P40">wc -m toto.txt</text:p>
      <text:p text:style-name="P3"><text:span text:style-name="T38"><text:tab/>→ nombre de </text:span><text:span text:style-name="T46">caractères</text:span><text:span text:style-name="T38"> de toto.txt</text:span></text:p>
      <text:p text:style-name="P27"/>
      <text:p text:style-name="P46">sed</text:p>
      <text:p text:style-name="P40">sed s/bonjour/bonsoir/ toto.txt</text:p>
      <text:p text:style-name="P53"><text:span text:style-name="T17"><text:tab/>→ substitue la </text:span><text:span text:style-name="T61">première</text:span><text:span text:style-name="T17"> occurrence de « bonjour » par « bonsoir » </text:span></text:p>
      <text:p text:style-name="P53"><text:span text:style-name="T17"><text:tab/><text:tab/>pour toutes les lignes de </text:span><text:span text:style-name="T1">toto.txt</text:span></text:p>
      <text:p text:style-name="P43"/>
      <text:p text:style-name="P40">sed s/bonjour/bonsoir/g toto.txt</text:p>
      <text:p text:style-name="P33"><text:tab/>→ substitue toutes les occurrences de « bonjour » par « bonsoir » </text:p>
      <text:p text:style-name="P53"><text:span text:style-name="T17"><text:tab/><text:tab/>pour toutes les lignes de </text:span><text:span text:style-name="T1">toto.txt</text:span></text:p>
      <text:p text:style-name="P43"/>
      <text:p text:style-name="P40">sed -i s/bonjour/bonsoir/ toto.txt</text:p>
      <text:p text:style-name="P52"><text:span text:style-name="T17"><text:tab/>→ l’option « </text:span><text:span text:style-name="T1">-i »</text:span><text:span text:style-name="T17"> permet d’effectuer la substitution</text:span></text:p>
      <text:p text:style-name="P27"/>
      <text:p text:style-name="P3"><text:span text:style-name="T62">head </text:span><text:span text:style-name="T63">et </text:span><text:span text:style-name="T62">tail</text:span></text:p>
      <text:p text:style-name="P11"><text:span text:style-name="T9">head toto.txt </text:span><text:span text:style-name="T38">→ 10 premieres lignes de </text:span><text:span text:style-name="T9">toto.txt</text:span></text:p>
      <text:p text:style-name="P41"/>
      <text:p text:style-name="P3"><text:span text:style-name="T9">tail toto.txt </text:span><text:span text:style-name="T38">→ 10 dernieres lignes de </text:span><text:span text:style-name="T9">toto.txt</text:span></text:p>
      <text:p text:style-name="P40"/>
      <text:p text:style-name="P40"/>
      <text:p text:style-name="P54">Exemples de combinaisons avec le « pipe »</text:p>
      <text:p text:style-name="P40">ps ax | grep firefox</text:p>
      <text:p text:style-name="P40"/>
      <text:p text:style-name="P40">cat toto.txt | wc -l</text:p>
      <text:p text:style-name="P40"><text:soft-page-break/></text:p>
      <text:p text:style-name="P40">ls * &gt; toto.txt | wc -l</text:p>
      <text:p text:style-name="P40"/>
      <text:p text:style-name="P40">cat toto.txt | less</text:p>
      <text:p text:style-name="P40"/>
      <text:p text:style-name="P41">cat toto.txt | grep ^blabla </text:p>
      <text:p text:style-name="P11"><text:span text:style-name="T9"><text:tab/>→ </text:span><text:span text:style-name="T58">afficher uniquement les lignes </text:span><text:span text:style-name="T60">commençant</text:span><text:span text:style-name="T58"> par ≪ blabla ≫</text:span></text:p>
      <text:p text:style-name="P34"/>
      <text:p text:style-name="P44">sed s/bonjour/bonsoir/g toto.txt | grep bonsoir &gt; selection_substituee.txt</text:p>
      <text:p text:style-name="P45"/>
      <text:h text:style-name="Heading_20_2" text:outline-level="2">Commandes vi/Vim</text:h>
      <text:p text:style-name="P3"><text:span text:style-name="T2">ESC <text:tab/><text:tab/></text:span><text:span text:style-name="T18">→ mode commande</text:span></text:p>
      <text:p text:style-name="P3"><text:span text:style-name="T2">i <text:tab/><text:tab/></text:span><text:span text:style-name="T18">→ insertion</text:span></text:p>
      <text:p text:style-name="P12"><text:span text:style-name="T2">a <text:tab/><text:tab/></text:span><text:span text:style-name="T18">→ insertion "after"</text:span></text:p>
      <text:p text:style-name="P3"><text:span text:style-name="T2">:w <text:tab/><text:tab/></text:span><text:span text:style-name="T18">→ sauvegarde (</text:span><text:span text:style-name="T69">write</text:span><text:span text:style-name="T18">)</text:span></text:p>
      <text:p text:style-name="P3"><text:span text:style-name="T2">:q <text:tab/><text:tab/></text:span><text:span text:style-name="T18">→ quitter</text:span></text:p>
      <text:p text:style-name="P12"><text:span text:style-name="T2">:wq <text:tab/><text:tab/></text:span><text:span text:style-name="T18">→ quitter en sauvant</text:span></text:p>
      <text:p text:style-name="P3"><text:span text:style-name="T2">:q! <text:tab/><text:tab/></text:span><text:span text:style-name="T18">→ quitter sans sauver</text:span></text:p>
      <text:p text:style-name="P35"/>
      <text:p text:style-name="P3"><text:span text:style-name="T2">:u <text:tab/><text:tab/></text:span><text:span text:style-name="T18">→ </text:span><text:span text:style-name="T69">undo</text:span></text:p>
      <text:p text:style-name="P3"><text:span text:style-name="T2">CTR+r<text:tab/><text:tab/></text:span><text:span text:style-name="T18">→ </text:span><text:span text:style-name="T69">redo</text:span></text:p>
      <text:p text:style-name="P3"><text:span text:style-name="T2">v <text:tab/><text:tab/></text:span><text:span text:style-name="T18">→ </text:span><text:span text:style-name="T21">sélectionne</text:span></text:p>
      <text:p text:style-name="P3"><text:span text:style-name="T2">y <text:tab/><text:tab/></text:span><text:span text:style-name="T18">→ copie</text:span></text:p>
      <text:p text:style-name="P3"><text:span text:style-name="T2">p <text:tab/><text:tab/></text:span><text:span text:style-name="T18">→ colle (</text:span><text:span text:style-name="T69">paste</text:span><text:span text:style-name="T18">)</text:span></text:p>
      <text:h text:style-name="Heading_20_1" text:outline-level="1"><text:span text:style-name="T18"><text:line-break/><text:line-break/></text:span>Script Bash</text:h>
      <text:p text:style-name="P3"><text:span text:style-name="T2">$(cmde) <text:tab/><text:tab/><text:tab/><text:tab/></text:span><text:span text:style-name="T18">→ </text:span><text:span text:style-name="T22">évalue</text:span><text:span text:style-name="T18"> la commande et affiche son </text:span><text:span text:style-name="T22">résultat.</text:span></text:p>
      <text:p text:style-name="P13"><text:span text:style-name="T2">$</text:span><text:span text:style-name="T4">`</text:span><text:span text:style-name="T2">cmde</text:span><text:span text:style-name="T4">`</text:span><text:span text:style-name="T2"> <text:tab/><text:tab/><text:tab/><text:tab/></text:span><text:span text:style-name="T18">→ </text:span><text:span text:style-name="T22">idem.</text:span></text:p>
      <text:p text:style-name="P37"/>
      <text:p text:style-name="P3"><text:span text:style-name="T18">exemple</text:span><text:span text:style-name="T22">s</text:span><text:span text:style-name="T18"> :</text:span></text:p>
      <text:p text:style-name="P3"><text:span text:style-name="T2">$((expression)) <text:tab/></text:span><text:span text:style-name="T18">→ </text:span><text:span text:style-name="T22">évalue</text:span><text:span text:style-name="T18"> l’expression </text:span><text:span text:style-name="T22">arithmétique</text:span><text:span text:style-name="T18"> et affiche le </text:span><text:span text:style-name="T22">résultat.</text:span></text:p>
      <text:p text:style-name="P42"/>
      <text:p text:style-name="_5f_ensTP_5f__5f_Code">nom=toto</text:p>
      <text:p text:style-name="_5f_ensTP_5f__5f_Code">echo $toto</text:p>
      <text:p text:style-name="P42"/>
      <text:p text:style-name="P42">1.sh</text:p>
      <text:p text:style-name="_5f_ensTP_5f__5f_Code">#!/bin/bash</text:p>
      <text:p text:style-name="_5f_ensTP_5f__5f_Code"/>
      <text:p text:style-name="_5f_ensTP_5f__5f_Code">for i in $( ls ); do</text:p>
      <text:p text:style-name="_5f_ensTP_5f__5f_Code"><text:s text:c="4"/>echo item: $i</text:p>
      <text:p text:style-name="_5f_ensTP_5f__5f_Code">done</text:p>
      <text:p text:style-name="P42"/>
      <text:p text:style-name="P35">Script Bash uniligne :</text:p>
      <text:p text:style-name="_5f_ensTP_5f__5f_Code"><text:soft-page-break/>for i in $( ls ); do echo $i; done</text:p>
      <text:p text:style-name="P42"/>
      <text:p text:style-name="P42">2.sh</text:p>
      <text:p text:style-name="_5f_ensTP_5f__5f_Code">#!/bin/bash</text:p>
      <text:p text:style-name="P55"/>
      <text:p text:style-name="P55">for i in {1..50}</text:p>
      <text:p text:style-name="_5f_ensTP_5f__5f_Code">do</text:p>
      <text:p text:style-name="_5f_ensTP_5f__5f_Code"><text:s text:c="4"/>mkdir dossier$i</text:p>
      <text:p text:style-name="_5f_ensTP_5f__5f_Code">done</text:p>
      <text:p text:style-name="P42"/>
      <text:p text:style-name="P42">3.sh</text:p>
      <text:p text:style-name="_5f_ensTP_5f__5f_Code">#!/bin/bash</text:p>
      <text:p text:style-name="_5f_ensTP_5f__5f_Code"/>
      <text:p text:style-name="_5f_ensTP_5f__5f_Code">mkdir dossier</text:p>
      <text:p text:style-name="_5f_ensTP_5f__5f_Code">cd dossier</text:p>
      <text:p text:style-name="_5f_ensTP_5f__5f_Code"/>
      <text:p text:style-name="_5f_ensTP_5f__5f_Code">for i in {1..50}</text:p>
      <text:p text:style-name="_5f_ensTP_5f__5f_Code">do</text:p>
      <text:p text:style-name="_5f_ensTP_5f__5f_Code"><text:s text:c="4"/>echo "blabla $i blabla" &gt; fichier_$i.txt</text:p>
      <text:p text:style-name="_5f_ensTP_5f__5f_Code">done</text:p>
      <text:p text:style-name="P42"/>
      <text:p text:style-name="P42">4.sh</text:p>
      <text:p text:style-name="_5f_ensTP_5f__5f_Code">#!/bin/bash</text:p>
      <text:p text:style-name="_5f_ensTP_5f__5f_Code"/>
      <text:p text:style-name="_5f_ensTP_5f__5f_Code">read "votre nom : " nom</text:p>
      <text:p text:style-name="_5f_ensTP_5f__5f_Code"/>
      <text:p text:style-name="_5f_ensTP_5f__5f_Code">if [ $nom = "Toto" ]</text:p>
      <text:p text:style-name="_5f_ensTP_5f__5f_Code">then</text:p>
      <text:p text:style-name="_5f_ensTP_5f__5f_Code"><text:s text:c="4"/>echo "Bonjour Toto !"</text:p>
      <text:p text:style-name="_5f_ensTP_5f__5f_Code">elif [ $<text:span text:style-name="T78">nom</text:span> = "Bobo" ]</text:p>
      <text:p text:style-name="_5f_ensTP_5f__5f_Code">then</text:p>
      <text:p text:style-name="_5f_ensTP_5f__5f_Code"><text:s text:c="4"/>echo "Bonjour Bobo !"</text:p>
      <text:p text:style-name="_5f_ensTP_5f__5f_Code">elif [ $<text:span text:style-name="T78">nom</text:span> = "Gogo" ]</text:p>
      <text:p text:style-name="_5f_ensTP_5f__5f_Code">then</text:p>
      <text:p text:style-name="_5f_ensTP_5f__5f_Code"><text:s text:c="4"/>echo "Bonjour Gogo !"</text:p>
      <text:p text:style-name="_5f_ensTP_5f__5f_Code">else</text:p>
      <text:p text:style-name="_5f_ensTP_5f__5f_Code"><text:s text:c="4"/>echo "Bonjour Mr. X !"</text:p>
      <text:p text:style-name="_5f_ensTP_5f__5f_Code">fi</text:p>
      <text:p text:style-name="P23"/>
      <text:h text:style-name="Heading_20_1" text:outline-level="1">Droits</text:h>
      <text:p text:style-name="P3"><text:span text:style-name="T38">Les permissions peuvent </text:span><text:span text:style-name="T47">ê</text:span><text:span text:style-name="T38">tre :</text:span></text:p>
      <text:p text:style-name="P3"><text:span text:style-name="T65"><text:tab/></text:span><text:span text:style-name="T9">r → </text:span><text:span text:style-name="T38">permission en lecture.</text:span></text:p>
      <text:p text:style-name="P3"><text:span text:style-name="T65"><text:tab/></text:span><text:span text:style-name="T9">w → </text:span><text:span text:style-name="T38">permission en </text:span><text:span text:style-name="T48">écriture.</text:span></text:p>
      <text:p text:style-name="P14"><text:span text:style-name="T66"><text:tab/></text:span><text:span text:style-name="T15">x</text:span><text:span text:style-name="T72"> → </text:span><text:span text:style-name="T76">permission </text:span><text:span text:style-name="T77">d’exécution</text:span><text:span text:style-name="T76"> pour un fichier, permission </text:span><text:span text:style-name="T77">d’</text:span><text:span text:style-name="T76">entrer dans un </text:span><text:span text:style-name="T77">répertoire.</text:span></text:p>
      <text:p text:style-name="P47"/>
      <text:p text:style-name="P48"><text:soft-page-break/>chmod</text:p>
      <text:p text:style-name="P3"><text:span text:style-name="T9"><text:tab/>u </text:span><text:span text:style-name="T38">→ </text:span><text:span text:style-name="T70">user </text:span><text:span text:style-name="T38">(</text:span><text:span text:style-name="T49">propriétaire</text:span><text:span text:style-name="T38">)</text:span></text:p>
      <text:p text:style-name="P3"><text:span text:style-name="T9"><text:tab/>g </text:span><text:span text:style-name="T38">→ </text:span><text:span text:style-name="T70">group </text:span><text:span text:style-name="T38">(groupe)</text:span></text:p>
      <text:p text:style-name="P3"><text:span text:style-name="T9"><text:tab/>o </text:span><text:span text:style-name="T38">→ </text:span><text:span text:style-name="T70">other </text:span><text:span text:style-name="T38">(autres)</text:span></text:p>
      <text:p text:style-name="P27"/>
      <text:p text:style-name="P15"><text:span text:style-name="T65"><text:tab/></text:span><text:span text:style-name="T9">+</text:span><text:span text:style-name="T49"> <text:s text:c="2"/></text:span><text:span text:style-name="T13">→ </text:span><text:span text:style-name="T38">"ajouter le droit"</text:span></text:p>
      <text:p text:style-name="P3"><text:span text:style-name="T9"><text:tab/>-</text:span><text:span text:style-name="T38"> <text:s/>→ "supprimer le droit"</text:span></text:p>
      <text:p text:style-name="P3"><text:span text:style-name="T65"><text:tab/></text:span><text:span text:style-name="T38">(</text:span><text:span text:style-name="T9">-R </text:span><text:span text:style-name="T38">pour affecter </text:span><text:span text:style-name="T50">récursivement</text:span><text:span text:style-name="T38">)</text:span></text:p>
      <text:p text:style-name="P27"/>
      <text:p text:style-name="P50">Chiffres correspondants aux droits recherches</text:p>
      <text:list xml:id="list1180777315" text:style-name="L1">
        <text:list-item>
          <text:p text:style-name="P56"><text:span text:style-name="T65"><text:tab/></text:span><text:span text:style-name="T38">pour </text:span><text:span text:style-name="T50">l’</text:span><text:span text:style-name="T38">utilisateur :</text:span></text:p>
        </text:list-item>
      </text:list>
      <text:p text:style-name="P16"><text:span text:style-name="T65"><text:tab/><text:tab/></text:span><text:span text:style-name="T38">droits d’acc</text:span><text:span text:style-name="T50">è</text:span><text:span text:style-name="T38">s en lecture : </text:span><text:span text:style-name="T9">400</text:span></text:p>
      <text:p text:style-name="P16"><text:span text:style-name="T65"><text:tab/><text:tab/></text:span><text:span text:style-name="T38">droits d’acc</text:span><text:span text:style-name="T50">ès</text:span><text:span text:style-name="T38"> en </text:span><text:span text:style-name="T50">écriture</text:span><text:span text:style-name="T38"> : </text:span><text:span text:style-name="T9">200</text:span></text:p>
      <text:p text:style-name="P3"><text:span text:style-name="T65"><text:tab/><text:tab/></text:span><text:span text:style-name="T38">droits d’acc</text:span><text:span text:style-name="T50">è</text:span><text:span text:style-name="T38">s en </text:span><text:span text:style-name="T50">exécution</text:span><text:span text:style-name="T38"> : </text:span><text:span text:style-name="T9">100</text:span></text:p>
      <text:list xml:id="list2767126141" text:style-name="L2">
        <text:list-item>
          <text:p text:style-name="P57"><text:span text:style-name="T65"><text:tab/></text:span><text:span text:style-name="T38">pour le groupe :</text:span></text:p>
        </text:list-item>
      </text:list>
      <text:p text:style-name="P3"><text:span text:style-name="T65"><text:tab/><text:tab/></text:span><text:span text:style-name="T38">droits </text:span><text:span text:style-name="T50">d’accès</text:span><text:span text:style-name="T38"> en lecture : </text:span><text:span text:style-name="T9">40</text:span></text:p>
      <text:p text:style-name="P3"><text:span text:style-name="T65"><text:tab/><text:tab/></text:span><text:span text:style-name="T38">droits </text:span><text:span text:style-name="T50">d’accès</text:span><text:span text:style-name="T38"> en </text:span><text:span text:style-name="T50">écriture :</text:span><text:span text:style-name="T38"> </text:span><text:span text:style-name="T9">20</text:span></text:p>
      <text:p text:style-name="P3"><text:span text:style-name="T65"><text:tab/><text:tab/></text:span><text:span text:style-name="T38">droits </text:span><text:span text:style-name="T50">d’accès</text:span><text:span text:style-name="T38"> en </text:span><text:span text:style-name="T50">exécution :</text:span><text:span text:style-name="T38"> </text:span><text:span text:style-name="T9">10</text:span></text:p>
      <text:list xml:id="list2519681099" text:style-name="L3">
        <text:list-item>
          <text:p text:style-name="P58"><text:span text:style-name="T65"><text:tab/></text:span><text:span text:style-name="T38">pour les autres :</text:span></text:p>
        </text:list-item>
      </text:list>
      <text:p text:style-name="P3"><text:span text:style-name="T65"><text:tab/><text:tab/></text:span><text:span text:style-name="T38">droits </text:span><text:span text:style-name="T50">d’accès</text:span><text:span text:style-name="T38"> en lecture : </text:span><text:span text:style-name="T9">4</text:span></text:p>
      <text:p text:style-name="P3"><text:span text:style-name="T65"><text:tab/><text:tab/></text:span><text:span text:style-name="T38">droits </text:span><text:span text:style-name="T50">d’accès</text:span><text:span text:style-name="T38"> en é</text:span><text:span text:style-name="T50">criture</text:span><text:span text:style-name="T38">: </text:span><text:span text:style-name="T9">2</text:span></text:p>
      <text:p text:style-name="P3"><text:span text:style-name="T65"><text:tab/><text:tab/></text:span><text:span text:style-name="T38">droits </text:span><text:span text:style-name="T50">d’accès</text:span><text:span text:style-name="T38"> en </text:span><text:span text:style-name="T50">exécution :</text:span><text:span text:style-name="T38"> </text:span><text:span text:style-name="T9">1</text:span></text:p>
      <text:list xml:id="list574420074" text:style-name="L4">
        <text:list-item>
          <text:p text:style-name="P59"><text:span text:style-name="T65"><text:tab/></text:span><text:span text:style-name="T38">on additionne ensuite les droits pour chacun</text:span></text:p>
        </text:list-item>
      </text:list>
      <text:p text:style-name="P27"/>
      <text:p text:style-name="P3"><text:span text:style-name="T2">ls -l </text:span><text:span text:style-name="T18">→ Les droits s'affichent pour l'utilisateur, le groupe et les autres.</text:span></text:p>
      <text:p text:style-name="P35"/>
      <text:p text:style-name="P38">Exemple 1 : droit "ugo"</text:p>
      <text:p text:style-name="P38"/>
      <text:p text:style-name="P42">chmod +x toto</text:p>
      <text:p text:style-name="P3"><text:span text:style-name="T18"><text:tab/>→ rends </text:span><text:span text:style-name="T24">exécutable</text:span><text:span text:style-name="T18"> </text:span><text:span text:style-name="T2">toto</text:span></text:p>
      <text:p text:style-name="P42"/>
      <text:p text:style-name="P42">chmod ug+x toto</text:p>
      <text:p text:style-name="P3"><text:span text:style-name="T18"><text:tab/>→ rends </text:span><text:span text:style-name="T24">exécutable</text:span><text:span text:style-name="T18"> </text:span><text:span text:style-name="T2">toto </text:span><text:span text:style-name="T18">pour </text:span><text:span text:style-name="T24">l’</text:span><text:span text:style-name="T18">utilisateur et le groupe</text:span></text:p>
      <text:p text:style-name="P35"/>
      <text:p text:style-name="P38">Exemple 2 : droits avec chiffres</text:p>
      <text:p text:style-name="P35"/>
      <text:p text:style-name="P3"><text:span text:style-name="T18">Les droits </text:span><text:span text:style-name="T2">rwxr-xr-x </text:span><text:span text:style-name="T18">pour </text:span><text:span text:style-name="T2">toto.txt </text:span><text:span text:style-name="T5">équivalent</text:span><text:span text:style-name="T18"> </text:span><text:span text:style-name="T23">à</text:span><text:span text:style-name="T24"> :</text:span></text:p>
      <text:p text:style-name="P3"><text:span text:style-name="T67"><text:tab/></text:span><text:span text:style-name="T2">400+200+100=700 </text:span><text:span text:style-name="T18">pour l'utilisateur</text:span></text:p>
      <text:p text:style-name="P3"><text:span text:style-name="T67"><text:tab/></text:span><text:span text:style-name="T2">40+10=50 </text:span><text:span text:style-name="T18">pour le groupe</text:span></text:p>
      <text:p text:style-name="P3"><text:span text:style-name="T67"><text:tab/></text:span><text:span text:style-name="T2">4+1=5 </text:span><text:span text:style-name="T18">pour les autres</text:span></text:p>
      <text:p text:style-name="P3"><text:span text:style-name="T65"><text:tab/> </text:span><text:span text:style-name="T38">Soit au total </text:span><text:span text:style-name="T9">700+50+5=755 </text:span><text:span text:style-name="T38">→ </text:span><text:span text:style-name="T9">chmod 755 toto.txt</text:span></text:p>
      <text:p text:style-name="P40"/>
      <text:p text:style-name="P20"><text:soft-page-break/><text:span text:style-name="T63">chown </text:span><text:span text:style-name="T70">→ </text:span><text:span text:style-name="T38">changer le </text:span><text:span text:style-name="T51">propriétaire</text:span><text:span text:style-name="T38"> </text:span><text:span text:style-name="T51">d’</text:span><text:span text:style-name="T38">un fichier (-R changement </text:span><text:span text:style-name="T51">récursif</text:span><text:span text:style-name="T38">)</text:span></text:p>
      <text:p text:style-name="P20"><text:span text:style-name="T81">chown </text:span><text:span text:style-name="T82">toto</text:span><text:span text:style-name="T81"> </text:span><text:span text:style-name="T82">fichier</text:span><text:span text:style-name="T57"> </text:span><text:span text:style-name="T53"><text:tab/>→ « toto » est propriétaire de « fichier »</text:span></text:p>
      <text:p text:style-name="P27"/>
      <text:p text:style-name="P3"><text:span text:style-name="T63">chgrp </text:span><text:span text:style-name="T70">→ </text:span><text:span text:style-name="T38">changer le groupe </text:span><text:span text:style-name="T51">propriétaire</text:span><text:span text:style-name="T38"> </text:span><text:span text:style-name="T51">d’</text:span><text:span text:style-name="T38">un fichier (-R changement </text:span><text:span text:style-name="T51">récursif</text:span><text:span text:style-name="T38">)</text:span></text:p>
      <text:p text:style-name="P32"><text:span text:style-name="T83">ch</text:span><text:span text:style-name="T85">grp</text:span><text:span text:style-name="T83"> </text:span><text:span text:style-name="T84">toto</text:span><text:span text:style-name="T83"> </text:span><text:span text:style-name="T84">fichier</text:span><text:span text:style-name="T80"> </text:span><text:span text:style-name="T79"><text:tab/>→ « toto » est le "groupe" de « fichier »</text:span></text:p>
      <text:h text:style-name="Heading_20_1" text:outline-level="1">Gestion des utilisateurs</text:h>
      <text:p text:style-name="P42">/etc/passwd</text:p>
      <text:p text:style-name="P3"><text:span text:style-name="T18"><text:tab/>→ tout ce qui concerne la gestion et </text:span><text:span text:style-name="T25">l’</text:span><text:span text:style-name="T18">authentification des utilisateurs</text:span></text:p>
      <text:p text:style-name="P35"/>
      <text:p text:style-name="P42">/etc/group</text:p>
      <text:p text:style-name="P3"><text:span text:style-name="T18"><text:tab/>→ </text:span><text:span text:style-name="T25">l</text:span><text:span text:style-name="T18">a gestion des groupes</text:span></text:p>
      <text:p text:style-name="P42"/>
      <text:p text:style-name="P42">/etc/shadow</text:p>
      <text:p text:style-name="P17"><text:span text:style-name="T18"><text:tab/>→ Les mots de passe crypt</text:span><text:span text:style-name="T26">é</text:span><text:span text:style-name="T18">s sont souvent plac</text:span><text:span text:style-name="T26">é</text:span><text:span text:style-name="T18">s dans ce fichier, </text:span></text:p>
      <text:p text:style-name="P17"><text:span text:style-name="T18"><text:tab/><text:tab/><text:tab/>par </text:span><text:span text:style-name="T25">sécurité</text:span><text:span text:style-name="T18"> lisible seulement par root.</text:span></text:p>
      <text:p text:style-name="P36"/>
      <text:p text:style-name="P3"><text:span text:style-name="T18">Structure de </text:span><text:span text:style-name="T2">/etc/passwd</text:span></text:p>
      <text:p text:style-name="P35">Ce fichier comprend 7 champs, <text:span text:style-name="T88">séparés</text:span> par le symbole « : »</text:p>
      <text:p text:style-name="P3"><text:span text:style-name="T67"><text:tab/>- </text:span><text:span text:style-name="T18">nom de connexion (encore </text:span><text:span text:style-name="T27">appelé</text:span><text:span text:style-name="T18"> nom </text:span><text:span text:style-name="T27">d’</text:span><text:span text:style-name="T18">utilisateur ou login)</text:span></text:p>
      <text:p text:style-name="P3"><text:span text:style-name="T67"><text:tab/>- </text:span><text:span text:style-name="T18">ancienne place du mot de passe crypte</text:span></text:p>
      <text:p text:style-name="P18"><text:span text:style-name="T67"><text:tab/>- </text:span><text:span text:style-name="T18">num</text:span><text:span text:style-name="T27">é</text:span><text:span text:style-name="T18">ro d’utilisateur </text:span><text:span text:style-name="T64">uid</text:span><text:span text:style-name="T18">, sa valeur est le v</text:span><text:span text:style-name="T27">é</text:span><text:span text:style-name="T18">ritable identifiant pour le </text:span><text:span text:style-name="T27">système</text:span><text:span text:style-name="T18"> Linux ;</text:span></text:p>
      <text:p text:style-name="P18"><text:span text:style-name="T18"><text:tab/><text:tab/>l'uid de root est </text:span><text:span text:style-name="T2">0</text:span><text:span text:style-name="T18">,</text:span></text:p>
      <text:p text:style-name="P3"><text:span text:style-name="T18"><text:tab/> <text:s text:c="6"/>le syst</text:span><text:span text:style-name="T28">è</text:span><text:span text:style-name="T18">me attribue conventionnellement un uid </text:span><text:span text:style-name="T28">à</text:span><text:span text:style-name="T18"> partir de </text:span><text:span text:style-name="T2">500 </text:span><text:span text:style-name="T18">aux comptes </text:span><text:span text:style-name="T28">créés.</text:span></text:p>
      <text:p text:style-name="P19"><text:span text:style-name="T67"><text:tab/>- </text:span><text:span text:style-name="T18">num</text:span><text:span text:style-name="T28">é</text:span><text:span text:style-name="T18">ro de groupe </text:span><text:span text:style-name="T64">gid</text:span><text:span text:style-name="T18">, dans lequel se t</text:span><text:span text:style-name="T28">r</text:span><text:span text:style-name="T18">ouve l'utilisateur par </text:span><text:span text:style-name="T28">défaut</text:span><text:span text:style-name="T18"> ; le gid de root est </text:span><text:span text:style-name="T2">0</text:span><text:span text:style-name="T18">, </text:span></text:p>
      <text:p text:style-name="P19"><text:span text:style-name="T18"><text:tab/><text:tab/>les groupes </text:span><text:span text:style-name="T28">d’</text:span><text:span text:style-name="T18">utilisateurs </text:span><text:span text:style-name="T30">au-delà</text:span><text:span text:style-name="T18"> de </text:span><text:span text:style-name="T2">500</text:span></text:p>
      <text:p text:style-name="P3"><text:span text:style-name="T67"><text:tab/>- </text:span><text:span text:style-name="T18">nom complet, il peut </text:span><text:span text:style-name="T28">ê</text:span><text:span text:style-name="T18">tre suivi </text:span><text:span text:style-name="T28">d’</text:span><text:span text:style-name="T18">une liste de renseignements personnels</text:span></text:p>
      <text:p text:style-name="P3"><text:span text:style-name="T67"><text:tab/>- </text:span><text:span text:style-name="T18">r</text:span><text:span text:style-name="T28">é</text:span><text:span text:style-name="T18">p. personnel (c’est </text:span><text:span text:style-name="T28">é</text:span><text:span text:style-name="T18">galement le r</text:span><text:span text:style-name="T28">é</text:span><text:span text:style-name="T18">p. de connexion)</text:span></text:p>
      <text:p text:style-name="P3"><text:span text:style-name="T67"><text:tab/>- </text:span><text:span text:style-name="T18">shell, </text:span><text:span text:style-name="T28">interpréteur</text:span><text:span text:style-name="T18"> de commandes (par </text:span><text:span text:style-name="T28">défaut</text:span><text:span text:style-name="T18"> </text:span><text:span text:style-name="T2">/bin/bash</text:span><text:span text:style-name="T18">)</text:span></text:p>
      <text:p text:style-name="P35"/>
      <text:p text:style-name="P3"><text:span text:style-name="T18">Structure de </text:span><text:span text:style-name="T2">/etc/group</text:span></text:p>
      <text:p text:style-name="P3"><text:span text:style-name="T18">Ce fichier comprend 4 champs, s</text:span><text:span text:style-name="T28">é</text:span><text:span text:style-name="T18">par</text:span><text:span text:style-name="T28">é</text:span><text:span text:style-name="T18">s par le symbole « : »</text:span></text:p>
      <text:p text:style-name="P3"><text:span text:style-name="T67"><text:tab/>- </text:span><text:span text:style-name="T18">nom du groupe</text:span></text:p>
      <text:p text:style-name="P19"><text:span text:style-name="T67"><text:tab/>- </text:span><text:span text:style-name="T2">x </text:span><text:span text:style-name="T18">pour remplacer un mot de passe non attribue maintenant</text:span></text:p>
      <text:p text:style-name="P19"><text:span text:style-name="T67"><text:tab/>- </text:span><text:span text:style-name="T68">numéro</text:span><text:span text:style-name="T18"> de groupe, c-a-d </text:span><text:span text:style-name="T28">l’</text:span><text:span text:style-name="T18">identifiant </text:span><text:span text:style-name="T64">gid</text:span></text:p>
      <text:p text:style-name="P19"><text:span text:style-name="T67"><text:tab/>- </text:span><text:span text:style-name="T18">la liste des membres du groupe</text:span></text:p>
      <text:p text:style-name="P35"/>
      <text:p text:style-name="P40">useradd, usermod, userdel</text:p>
      <text:p text:style-name="P27"><text:tab/>→ gestion des comptes utilisateur</text:p>
      <text:p text:style-name="P27"/>
      <text:p text:style-name="P40">groupadd, groupmod, groupdel</text:p>
      <text:p text:style-name="P27"><text:tab/>→ gestion des groupes</text:p>
      <text:p text:style-name="P27"/>
      <text:p text:style-name="P40">passwd</text:p>
      <text:p text:style-name="P27"><text:soft-page-break/><text:tab/>→ changer le mot de passe d’un utilisateur</text:p>
      <text:p text:style-name="P48"/>
      <text:p text:style-name="P3"><text:span text:style-name="T63">useradd </text:span><text:span text:style-name="T38">→ outils de </text:span><text:span text:style-name="T52">création</text:span><text:span text:style-name="T38"> </text:span><text:span text:style-name="T52">d’</text:span><text:span text:style-name="T38">un compte </text:span><text:span text:style-name="T52">d’</text:span><text:span text:style-name="T38">utilisateur</text:span></text:p>
      <text:p text:style-name="P40">useradd -g group1 toto</text:p>
      <text:p text:style-name="P27"><text:tab/>→<text:span text:style-name="T87"> Créer « toto » de groupe primaire « group1 »</text:span></text:p>
      <text:p text:style-name="P40">useradd -G group1 toto</text:p>
      <text:p text:style-name="P27"><text:tab/>→ <text:span text:style-name="T86">Créer « toto » de groupe secondaire « group1 »</text:span></text:p>
      <text:p text:style-name="P40">useradd -G group1,group2 toto</text:p>
      <text:p text:style-name="P21"><text:span text:style-name="T38"><text:tab/>→ </text:span><text:span text:style-name="T54">Créer « toto » de groupe secondaire « group1 » </text:span><text:span text:style-name="T55">et « group2 »</text:span></text:p>
      <text:p text:style-name="P48"/>
      <text:p text:style-name="P3"><text:span text:style-name="T63">usermod </text:span><text:span text:style-name="T38">→ modifier un utilisateur</text:span></text:p>
      <text:p text:style-name="P3"><text:span text:style-name="T9">« -l »</text:span><text:span text:style-name="T38"> <text:s text:c="4"/>→ renomme l’utilisateur</text:span></text:p>
      <text:p text:style-name="P3"><text:span text:style-name="T9">« -g </text:span><text:span text:style-name="T14">»</text:span><text:span text:style-name="T38"> <text:tab/>→change de groupe</text:span></text:p>
      <text:p text:style-name="P40">usermod -g group1 toto</text:p>
      <text:p text:style-name="P27"><text:tab/>→ Modification du groupe primaire d’un utilisateur</text:p>
      <text:p text:style-name="P40">usermod -a -G group1 toto</text:p>
      <text:p text:style-name="P27"><text:tab/>→ Ajout d’un groupe secondaire a un utilisateur existant</text:p>
      <text:p text:style-name="P27"/>
      <text:h text:style-name="Heading_20_1" text:outline-level="1">L’arborescence des fichiers – Debian</text:h>
      <text:p text:style-name="P3"><text:span text:style-name="T71">Filesystem Hierarchy Standard </text:span><text:span text:style-name="T33">(« norme de la </text:span><text:span text:style-name="T36">hiérarchie</text:span><text:span text:style-name="T33"> des </text:span><text:span text:style-name="T36">systèmes</text:span><text:span text:style-name="T33"> de fichiers ») </text:span><text:span text:style-name="T36">définit</text:span><text:span text:style-name="T33"> l’arborescence et le contenu des principaux </text:span><text:span text:style-name="T36">répertoires</text:span><text:span text:style-name="T33"> des </text:span><text:span text:style-name="T36">systèmes</text:span><text:span text:style-name="T33"> de fichiers des </text:span><text:span text:style-name="T36">systèmes</text:span><text:span text:style-name="T33"> d’exploitation GNU/Linux et de la plupart des </text:span><text:span text:style-name="T36">systèmes</text:span><text:span text:style-name="T33"> Unix.</text:span></text:p>
      <text:p text:style-name="P25"/>
      <text:p text:style-name="P49">Répertoire Contenu</text:p>
      <text:p text:style-name="P3"><text:span text:style-name="T2">bin <text:tab/><text:tab/></text:span><text:span text:style-name="T18">Binaires (</text:span><text:span text:style-name="T29">exécutables</text:span><text:span text:style-name="T18">) des commandes essentielles.</text:span></text:p>
      <text:p text:style-name="P3"><text:span text:style-name="T2">boot <text:tab/><text:tab/></text:span><text:span text:style-name="T18">Fichiers statiques pour le programme </text:span><text:span text:style-name="T29">d’amorçage.</text:span></text:p>
      <text:p text:style-name="P3"><text:span text:style-name="T2">dev <text:tab/><text:tab/></text:span><text:span text:style-name="T18">Fichiers des pilotes de </text:span><text:span text:style-name="T29">périphériques.</text:span></text:p>
      <text:p text:style-name="P3"><text:span text:style-name="T2">etc <text:tab/><text:tab/></text:span><text:span text:style-name="T18">Configuration </text:span><text:span text:style-name="T29">système</text:span><text:span text:style-name="T18"> propre a la machine.</text:span></text:p>
      <text:p text:style-name="P3"><text:span text:style-name="T2">home <text:tab/><text:tab/></text:span><text:span text:style-name="T18">R</text:span><text:span text:style-name="T29">é</text:span><text:span text:style-name="T18">pertoires personnels des utilisateurs.</text:span></text:p>
      <text:p text:style-name="P3"><text:span text:style-name="T2">lib <text:tab/><text:tab/></text:span><text:span text:style-name="T18">Biblioth</text:span><text:span text:style-name="T29">è</text:span><text:span text:style-name="T18">ques partag</text:span><text:span text:style-name="T29">é</text:span><text:span text:style-name="T18">es et modules noyaux essentiels.</text:span></text:p>
      <text:p text:style-name="P3"><text:span text:style-name="T2">media <text:tab/></text:span><text:span text:style-name="T18">Points de montage pour les supports amovibles.</text:span></text:p>
      <text:p text:style-name="P3"><text:span text:style-name="T2">mnt <text:tab/><text:tab/></text:span><text:span text:style-name="T18">Point de montage pour les montages temporaires.</text:span></text:p>
      <text:p text:style-name="P3"><text:span text:style-name="T2">proc <text:tab/><text:tab/></text:span><text:span text:style-name="T18">R</text:span><text:span text:style-name="T29">é</text:span><text:span text:style-name="T18">pertoire virtuel pour les informations </text:span><text:span text:style-name="T29">système</text:span><text:span text:style-name="T18"> (noyaux 2.4 et 2.6).</text:span></text:p>
      <text:p text:style-name="P3"><text:span text:style-name="T2">root <text:tab/><text:tab/></text:span><text:span text:style-name="T18">R</text:span><text:span text:style-name="T29">é</text:span><text:span text:style-name="T18">pertoire personnel de l’utilisateur </text:span><text:span text:style-name="T31">root</text:span><text:span text:style-name="T32">.</text:span></text:p>
      <text:p text:style-name="P3"><text:span text:style-name="T2">sbin <text:tab/><text:tab/></text:span><text:span text:style-name="T18">Ex</text:span><text:span text:style-name="T29">é</text:span><text:span text:style-name="T18">cutables </text:span><text:span text:style-name="T29">système</text:span><text:span text:style-name="T18"> essentiels.</text:span></text:p>
      <text:p text:style-name="P3"><text:span text:style-name="T2">sys <text:tab/><text:tab/></text:span><text:span text:style-name="T18">R</text:span><text:span text:style-name="T29">é</text:span><text:span text:style-name="T18">pertoire virtuel pour les informations </text:span><text:span text:style-name="T29">système</text:span><text:span text:style-name="T18"> (noyaux 2.6).</text:span></text:p>
      <text:p text:style-name="P3"><text:span text:style-name="T2">tmp <text:tab/><text:tab/></text:span><text:span text:style-name="T18">Fichiers temporaires.</text:span></text:p>
      <text:p text:style-name="P3"><text:span text:style-name="T2">usr <text:tab/><text:tab/></text:span><text:span text:style-name="T75">Hiérarchie</text:span><text:span text:style-name="T73"> </text:span><text:span text:style-name="T18">secondaire.</text:span></text:p>
      <text:p text:style-name="P3"><text:span text:style-name="T2">var <text:tab/><text:tab/></text:span><text:span text:style-name="T18">Donn</text:span><text:span text:style-name="T29">é</text:span><text:span text:style-name="T18">es variables.</text:span></text:p>
      <text:p text:style-name="P3"><text:span text:style-name="T2">srv <text:tab/><text:tab/></text:span><text:span text:style-name="T18">Donn</text:span><text:span text:style-name="T29">é</text:span><text:span text:style-name="T18">es pour les services fournis par le </text:span><text:span text:style-name="T29">système.</text:span></text:p>
      <text:p text:style-name="P3"><text:span text:style-name="T2">opt <text:tab/><text:tab/></text:span><text:span text:style-name="T18">R</text:span><text:span text:style-name="T29">é</text:span><text:span text:style-name="T18">pertoire pour </text:span><text:span text:style-name="T29">d’</text:span><text:span text:style-name="T18">autres logiciels.</text:span></text:p>
      <text:p text:style-name="P22"/>
      <text:h text:style-name="Heading_20_1" text:outline-level="1"><text:soft-page-break/>Raccourcis du terminal Bash</text:h>
      <text:p text:style-name="P51">CTR-a<text:tab/><text:tab/>→ début de ligne</text:p>
      <text:p text:style-name="P51">CTR-e<text:tab/><text:tab/>→ fin de ligne</text:p>
      <text:p text:style-name="P51">CTR-l<text:tab/><text:tab/>→ efface la console</text:p>
      <text:p text:style-name="P51">CTR-k<text:tab/><text:tab/>→ efface à droite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" svg:font-family="'Times New Roman'"/>
    <style:font-face style:name="LiberationSerif1" svg:font-family="LiberationSerif" style:font-family-generic="roman"/>
    <style:font-face style:name="Liberationserif" svg:font-family="Liberationserif" style:font-family-generic="roman"/>
    <style:font-face style:name="Lucida Sans1" svg:font-family="'Lucida Sans'" style:font-family-generic="swiss"/>
    <style:font-face style:name="Consolas" svg:font-family="Consolas" style:font-adornments="Normal" style:font-family-generic="modern" style:font-pitch="fixed"/>
    <style:font-face style:name="DejaVusansmono" svg:font-family="DejaVusansmono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DejaVuSansMono" svg:font-family="DejaVuSansMono" style:font-family-generic="roman" style:font-pitch="variable"/>
    <style:font-face style:name="DejaVuSansMono-Bold" svg:font-family="DejaVuSansMono-Bold" style:font-family-generic="roman" style:font-pitch="variable"/>
    <style:font-face style:name="DejaVuSansMono-Oblique" svg:font-family="DejaVuSansMono-Oblique" style:font-family-generic="roman" style:font-pitch="variable"/>
    <style:font-face style:name="Liberation Serif" svg:font-family="'Liberation Serif'" style:font-family-generic="roman" style:font-pitch="variable"/>
    <style:font-face style:name="LiberationSans-Bold" svg:font-family="LiberationSans-Bold" style:font-family-generic="roman" style:font-pitch="variable"/>
    <style:font-face style:name="LiberationSans-BoldItalic" svg:font-family="LiberationSans-BoldItalic" style:font-family-generic="roman" style:font-pitch="variable"/>
    <style:font-face style:name="LiberationSerif" svg:font-family="LiberationSerif" style:font-family-generic="roman" style:font-pitch="variable"/>
    <style:font-face style:name="LiberationSerif-Bold" svg:font-family="LiberationSerif-Bold" style:font-family-generic="roman" style:font-pitch="variable"/>
    <style:font-face style:name="LiberationSerif-Italic" svg:font-family="LiberationSerif-Italic" style:font-family-generic="roman" style:font-pitch="variable"/>
    <style:font-face style:name="OpenSymbol1" svg:font-family="OpenSymbol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text-align="center" style:justify-single-word="false" fo:keep-with-next="always"/>
      <style:text-properties style:font-name="Liberation Sans" fo:font-family="'Liberation Sans'" style:font-family-generic="swiss" style:font-pitch="variable" fo:font-size="2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/>
      <style:text-properties fo:font-size="18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fo:text-align="start" style:justify-single-word="false"/>
      <style:text-properties fo:font-size="14pt" fo:font-style="italic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fo:text-align="start" style:justify-single-word="false"/>
      <style:text-properties fo:font-size="101%" fo:font-weight="bold" style:font-size-asian="101%" style:font-weight-asian="bold" style:font-size-complex="101%" style:font-weight-complex="bold"/>
    </style:style>
    <style:style style:name="_5f_ensTP_5f__5f_Titre" style:display-name="_ensTP__Titre" style:family="paragraph" style:parent-style-name="Heading">
      <style:paragraph-properties fo:text-align="center" style:justify-single-word="false"/>
      <style:text-properties fo:font-size="18pt"/>
    </style:style>
    <style:style style:name="_5f_ensTP_5f__5f_Exercice" style:display-name="_ensTP__Exercice" style:family="paragraph" style:parent-style-name="Heading_20_1" style:next-style-name="_5f_ensTP_5f__5f_Corps" style:default-outline-level="" style:list-style-name="" style:master-page-name="">
      <style:paragraph-properties style:page-number="auto" fo:keep-with-next="always">
        <style:tab-stops/>
      </style:paragraph-properties>
      <style:text-properties fo:font-size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nsTP_5f__5f_Code" style:display-name="_ensTP__Code" style:family="paragraph" style:parent-style-name="Preformatted_20_Text" style:master-page-name="">
      <loext:graphic-properties draw:fill="solid" draw:fill-color="#eeeeee"/>
      <style:paragraph-properties fo:margin-left="0.4cm" fo:margin-right="0cm" fo:text-indent="0cm" style:auto-text-indent="false" style:page-number="auto" fo:background-color="#eeeeee"/>
      <style:text-properties style:font-name="Consolas" fo:font-family="Consolas" style:font-style-name="Normal" style:font-family-generic="modern" style:font-pitch="fixed" fo:font-size="12pt"/>
    </style:style>
    <style:style style:name="_5f_ensTP_5f__5f_Corps" style:display-name="_ensTP__Corps" style:family="paragraph" style:parent-style-name="Text_20_body"/>
    <style:style style:name="_5f_ensTP_5f__5f_Correction" style:display-name="_ensTP__Correction" style:family="paragraph" style:parent-style-name="_5f_ensTP_5f__5f_Corps" style:master-page-name="">
      <style:paragraph-properties fo:margin-left="0.4cm" fo:margin-right="0cm" fo:text-indent="0cm" style:auto-text-indent="false" style:page-number="auto"/>
      <style:text-properties fo:font-weight="bold" officeooo:rsid="001721aa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e2530" officeooo:paragraph-rsid="000e253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r M. GUEDJ</text:p>
      </style:header>
      <style:footer>
        <text:p text:style-name="MP2"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31T18:06:59.398000000</meta:creation-date>
    <dc:date>2019-11-10T22:49:10.043000000</dc:date>
    <meta:editing-duration>PT2H44M6S</meta:editing-duration>
    <meta:editing-cycles>60</meta:editing-cycles>
    <meta:generator>LibreOffice/6.3.2.2$Windows_X86_64 LibreOffice_project/98b30e735bda24bc04ab42594c85f7fd8be07b9c</meta:generator>
    <meta:document-statistic meta:table-count="0" meta:image-count="1" meta:object-count="0" meta:page-count="9" meta:paragraph-count="276" meta:word-count="1755" meta:character-count="10301" meta:non-whitespace-character-count="8412"/>
  </office:meta>
</office:document-meta>
</file>